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/>SHVR</text:p>
          </table:table-cell>
          <table:table-cell office:value-type="float" office:value="98.794737" calcext:value-type="float">
            <text:p>98.794737</text:p>
          </table:table-cell>
          <table:table-cell office:value-type="float" office:value="4.058947" calcext:value-type="float">
            <text:p>4.0589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10.135" calcext:value-type="float">
            <text:p>110.135</text:p>
          </table:table-cell>
          <table:table-cell office:value-type="float" office:value="2.97" calcext:value-type="float">
            <text:p>2.9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3.995278" calcext:value-type="float">
            <text:p>133.995278</text:p>
          </table:table-cell>
          <table:table-cell office:value-type="float" office:value="6.710556" calcext:value-type="float">
            <text:p>6.7105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0.3775" calcext:value-type="float">
            <text:p>100.3775</text:p>
          </table:table-cell>
          <table:table-cell office:value-type="float" office:value="3.2" calcext:value-type="float">
            <text:p>3.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Shaver</text:p>
          </table:table-cell>
          <table:table-cell office:value-type="string" calcext:value-type="string">
            <text:p>Get</text:p>
          </table:table-cell>
          <table:table-cell table:style-name="ce2" table:formula="of:=AVERAGE([.D1:.D38];[.I39:.I76];[.I153:.I171])" office:value-type="float" office:value="0.00000578947368421052" calcext:value-type="float">
            <text:p>5.78947368421052E-06</text:p>
          </table:table-cell>
          <table:table-cell table:formula="of:=[.N2]*1000000" office:value-type="float" office:value="5.78947368421052" calcext:value-type="float">
            <text:p>5.7894736842105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0.910588" calcext:value-type="float">
            <text:p>170.910588</text:p>
          </table:table-cell>
          <table:table-cell office:value-type="float" office:value="7.075882" calcext:value-type="float">
            <text:p>7.07588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32.02" calcext:value-type="float">
            <text:p>132.02</text:p>
          </table:table-cell>
          <table:table-cell office:value-type="float" office:value="3.643333" calcext:value-type="float">
            <text:p>3.64333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61.409063" calcext:value-type="float">
            <text:p>161.409063</text:p>
          </table:table-cell>
          <table:table-cell office:value-type="float" office:value="7.333125" calcext:value-type="float">
            <text:p>7.333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2.5875" calcext:value-type="float">
            <text:p>122.5875</text:p>
          </table:table-cell>
          <table:table-cell office:value-type="float" office:value="3.26875" calcext:value-type="float">
            <text:p>3.268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GDX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8.818667" calcext:value-type="float">
            <text:p>208.818667</text:p>
          </table:table-cell>
          <table:table-cell office:value-type="float" office:value="7.176333" calcext:value-type="float">
            <text:p>7.176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2.359" calcext:value-type="float">
            <text:p>192.359</text:p>
          </table:table-cell>
          <table:table-cell office:value-type="float" office:value="4.054" calcext:value-type="float">
            <text:p>4.05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Gvwy</text:p>
          </table:table-cell>
          <table:table-cell office:value-type="string" calcext:value-type="string">
            <text:p>Get</text:p>
          </table:table-cell>
          <table:table-cell table:style-name="ce2" table:formula="of:=AVERAGE([.D77:.D114];[.I115:.I152];[.D153:.D171])" office:value-type="float" office:value="0.0000126105263157895" calcext:value-type="float">
            <text:p>1.26105263157895E-05</text:p>
          </table:table-cell>
          <table:table-cell table:formula="of:=[.N5]*1000000" office:value-type="float" office:value="12.6105263157895" calcext:value-type="float">
            <text:p>12.610526315789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1.932143" calcext:value-type="float">
            <text:p>171.932143</text:p>
          </table:table-cell>
          <table:table-cell office:value-type="float" office:value="7.417857" calcext:value-type="float">
            <text:p>7.4178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3.888333" calcext:value-type="float">
            <text:p>123.888333</text:p>
          </table:table-cell>
          <table:table-cell office:value-type="float" office:value="3.715833" calcext:value-type="float">
            <text:p>3.71583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ZIC</text:p>
          </table:table-cell>
          <table:table-cell office:value-type="string" calcext:value-type="string">
            <text:p>GDX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0.763077" calcext:value-type="float">
            <text:p>170.763077</text:p>
          </table:table-cell>
          <table:table-cell office:value-type="float" office:value="7.564231" calcext:value-type="float">
            <text:p>7.56423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7.509286" calcext:value-type="float">
            <text:p>127.509286</text:p>
          </table:table-cell>
          <table:table-cell office:value-type="float" office:value="3.635" calcext:value-type="float">
            <text:p>3.63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ZIP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0.277917" calcext:value-type="float">
            <text:p>210.277917</text:p>
          </table:table-cell>
          <table:table-cell office:value-type="float" office:value="7.162917" calcext:value-type="float">
            <text:p>7.1629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5.64375" calcext:value-type="float">
            <text:p>195.64375</text:p>
          </table:table-cell>
          <table:table-cell office:value-type="float" office:value="4.41375" calcext:value-type="float">
            <text:p>4.413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ZIC</text:p>
          </table:table-cell>
          <table:table-cell office:value-type="string" calcext:value-type="string">
            <text:p>Get</text:p>
          </table:table-cell>
          <table:table-cell table:style-name="ce2" table:formula="of:=AVERAGE([.I1:.I19];[.I77:.I95];[.I191:.I209];[.D229:.D247];[.I248:.I266])" office:value-type="float" office:value="0.0000228105263157895" calcext:value-type="float">
            <text:p>2.28105263157895E-05</text:p>
          </table:table-cell>
          <table:table-cell table:formula="of:=[.N8]*1000000" office:value-type="float" office:value="22.8105263157895" calcext:value-type="float">
            <text:p>22.8105263157895</text:p>
          </table:table-cell>
          <table:table-cell office:value-type="string" calcext:value-type="string">
            <text:p>GVWY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1.869545" calcext:value-type="float">
            <text:p>151.869545</text:p>
          </table:table-cell>
          <table:table-cell office:value-type="float" office:value="7.699091" calcext:value-type="float">
            <text:p>7.6990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5.938889" calcext:value-type="float">
            <text:p>105.938889</text:p>
          </table:table-cell>
          <table:table-cell office:value-type="float" office:value="3.421667" calcext:value-type="float">
            <text:p>3.42166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SHVR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8.6225" calcext:value-type="float">
            <text:p>208.6225</text:p>
          </table:table-cell>
          <table:table-cell office:value-type="float" office:value="7.487" calcext:value-type="float">
            <text:p>7.4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2.671" calcext:value-type="float">
            <text:p>192.671</text:p>
          </table:table-cell>
          <table:table-cell office:value-type="float" office:value="4.43" calcext:value-type="float">
            <text:p>4.4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1.193333" calcext:value-type="float">
            <text:p>211.193333</text:p>
          </table:table-cell>
          <table:table-cell office:value-type="float" office:value="7.582778" calcext:value-type="float">
            <text:p>7.5827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9.975909" calcext:value-type="float">
            <text:p>179.975909</text:p>
          </table:table-cell>
          <table:table-cell office:value-type="float" office:value="4.331818" calcext:value-type="float">
            <text:p>4.331818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ZIP</text:p>
          </table:table-cell>
          <table:table-cell office:value-type="string" calcext:value-type="string">
            <text:p>Get</text:p>
          </table:table-cell>
          <table:table-cell table:style-name="ce2" table:formula="of:=AVERAGE([.I20:.I38];[.I96:.I114];[.I172:.I190];[.I229:.I247];[.I267:.I285])" office:value-type="float" office:value="0.0000201157894736842" calcext:value-type="float">
            <text:p>2.01157894736842E-05</text:p>
          </table:table-cell>
          <table:table-cell table:formula="of:=[.N11]*1000000" office:value-type="float" office:value="20.1157894736842" calcext:value-type="float">
            <text:p>20.1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5.2375" calcext:value-type="float">
            <text:p>175.2375</text:p>
          </table:table-cell>
          <table:table-cell office:value-type="float" office:value="7.34" calcext:value-type="float">
            <text:p>7.3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38.484583" calcext:value-type="float">
            <text:p>138.484583</text:p>
          </table:table-cell>
          <table:table-cell office:value-type="float" office:value="4.141667" calcext:value-type="float">
            <text:p>4.14166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J20:.J38];[.J96:.J114];[.J172:.J190];[.J229:.J247];[.J267:.J285])" office:value-type="float" office:value="0.0000232" calcext:value-type="float">
            <text:p>2.32E-05</text:p>
          </table:table-cell>
          <table:table-cell table:formula="of:=[.N12]*1000000" office:value-type="float" office:value="23.2" calcext:value-type="float">
            <text:p>2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4.047857" calcext:value-type="float">
            <text:p>204.047857</text:p>
          </table:table-cell>
          <table:table-cell office:value-type="float" office:value="7.728571" calcext:value-type="float">
            <text:p>7.7285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6.832308" calcext:value-type="float">
            <text:p>176.832308</text:p>
          </table:table-cell>
          <table:table-cell office:value-type="float" office:value="4.429231" calcext:value-type="float">
            <text:p>4.42923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4.77" calcext:value-type="float">
            <text:p>224.77</text:p>
          </table:table-cell>
          <table:table-cell office:value-type="float" office:value="8.019167" calcext:value-type="float">
            <text:p>8.019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1.12" calcext:value-type="float">
            <text:p>181.12</text:p>
          </table:table-cell>
          <table:table-cell office:value-type="float" office:value="4.389643" calcext:value-type="float">
            <text:p>4.38964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Get</text:p>
          </table:table-cell>
          <table:table-cell table:style-name="ce2" table:formula="of:=AVERAGE([.D58:.D76];[.D134:.D152];[.D172:.D190];[.D210:.D228];[.D248:.D266])" office:value-type="float" office:value="0.0000318" calcext:value-type="float">
            <text:p>3.18E-05</text:p>
          </table:table-cell>
          <table:table-cell table:formula="of:=[.N14]*1000000" office:value-type="float" office:value="31.8" calcext:value-type="float">
            <text:p>3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4.117" calcext:value-type="float">
            <text:p>154.117</text:p>
          </table:table-cell>
          <table:table-cell office:value-type="float" office:value="8.301" calcext:value-type="float">
            <text:p>8.3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9.676333" calcext:value-type="float">
            <text:p>109.676333</text:p>
          </table:table-cell>
          <table:table-cell office:value-type="float" office:value="3.377333" calcext:value-type="float">
            <text:p>3.37733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E58:.E76];[.E134:.E152];[.E172:.E190];[.E210:.E228];[.E248:.E266])" office:value-type="float" office:value="0.0000514315789473684" calcext:value-type="float">
            <text:p>5.14315789473684E-05</text:p>
          </table:table-cell>
          <table:table-cell table:formula="of:=[.N15]*1000000" office:value-type="float" office:value="51.4315789473684" calcext:value-type="float">
            <text:p>51.4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2.32625" calcext:value-type="float">
            <text:p>222.32625</text:p>
          </table:table-cell>
          <table:table-cell office:value-type="float" office:value="8.52625" calcext:value-type="float">
            <text:p>8.526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3.946562" calcext:value-type="float">
            <text:p>163.946562</text:p>
          </table:table-cell>
          <table:table-cell office:value-type="float" office:value="4.687812" calcext:value-type="float">
            <text:p>4.68781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2.738333" calcext:value-type="float">
            <text:p>202.738333</text:p>
          </table:table-cell>
          <table:table-cell office:value-type="float" office:value="8.89" calcext:value-type="float">
            <text:p>8.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31.895882" calcext:value-type="float">
            <text:p>131.895882</text:p>
          </table:table-cell>
          <table:table-cell office:value-type="float" office:value="4.174706" calcext:value-type="float">
            <text:p>4.1747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GDX</text:p>
          </table:table-cell>
          <table:table-cell office:value-type="string" calcext:value-type="string">
            <text:p>Get</text:p>
          </table:table-cell>
          <table:table-cell table:style-name="ce2" table:formula="of:=AVERAGE([.D39];[.D39:.D57];[.D115:.D133];[.D191:.D209];[.I210:.I228];[.D267:.D285])" office:value-type="float" office:value="0.0034033125" calcext:value-type="float">
            <text:p>0.0034033125</text:p>
          </table:table-cell>
          <table:table-cell table:formula="of:=[.N17]*1000000" office:value-type="float" office:value="3403.3125" calcext:value-type="float">
            <text:p>3403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4.6625" calcext:value-type="float">
            <text:p>234.6625</text:p>
          </table:table-cell>
          <table:table-cell office:value-type="float" office:value="9.5325" calcext:value-type="float">
            <text:p>9.53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0.869722" calcext:value-type="float">
            <text:p>160.869722</text:p>
          </table:table-cell>
          <table:table-cell office:value-type="float" office:value="4.6225" calcext:value-type="float">
            <text:p>4.622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E39];[.E39:.E57];[.E115:.E133];[.E191:.E209];[.J210:.J228];[.E267:.E285])" office:value-type="float" office:value="0.0000223229166666667" calcext:value-type="float">
            <text:p>2.23229166666667E-05</text:p>
          </table:table-cell>
          <table:table-cell table:formula="of:=[.N18]*1000000" office:value-type="float" office:value="22.3229166666667" calcext:value-type="float">
            <text:p>22.322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10.675" calcext:value-type="float">
            <text:p>10.6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1.480526" calcext:value-type="float">
            <text:p>221.480526</text:p>
          </table:table-cell>
          <table:table-cell office:value-type="float" office:value="5.299474" calcext:value-type="float">
            <text:p>5.29947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4.726053" calcext:value-type="float">
            <text:p>174.726053</text:p>
          </table:table-cell>
          <table:table-cell office:value-type="float" office:value="5.87" calcext:value-type="float">
            <text:p>5.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2.3" calcext:value-type="float">
            <text:p>192.3</text:p>
          </table:table-cell>
          <table:table-cell office:value-type="float" office:value="7.415" calcext:value-type="float">
            <text:p>7.41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0.4275" calcext:value-type="float">
            <text:p>240.4275</text:p>
          </table:table-cell>
          <table:table-cell office:value-type="float" office:value="7.550278" calcext:value-type="float">
            <text:p>7.5502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37.64" calcext:value-type="float">
            <text:p>237.64</text:p>
          </table:table-cell>
          <table:table-cell office:value-type="float" office:value="7.86" calcext:value-type="float">
            <text:p>7.8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3.678529" calcext:value-type="float">
            <text:p>203.678529</text:p>
          </table:table-cell>
          <table:table-cell office:value-type="float" office:value="8.113824" calcext:value-type="float">
            <text:p>8.11382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9.548333" calcext:value-type="float">
            <text:p>209.548333</text:p>
          </table:table-cell>
          <table:table-cell office:value-type="float" office:value="8.271667" calcext:value-type="float">
            <text:p>8.2716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3.3225" calcext:value-type="float">
            <text:p>173.3225</text:p>
          </table:table-cell>
          <table:table-cell office:value-type="float" office:value="8.334062" calcext:value-type="float">
            <text:p>8.3340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3.51875" calcext:value-type="float">
            <text:p>193.51875</text:p>
          </table:table-cell>
          <table:table-cell office:value-type="float" office:value="7.9675" calcext:value-type="float">
            <text:p>7.967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8.201" calcext:value-type="float">
            <text:p>208.201</text:p>
          </table:table-cell>
          <table:table-cell office:value-type="float" office:value="8.131333" calcext:value-type="float">
            <text:p>8.131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9.915" calcext:value-type="float">
            <text:p>219.915</text:p>
          </table:table-cell>
          <table:table-cell office:value-type="float" office:value="8.265" calcext:value-type="float">
            <text:p>8.26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6.970357" calcext:value-type="float">
            <text:p>236.970357</text:p>
          </table:table-cell>
          <table:table-cell office:value-type="float" office:value="8.101786" calcext:value-type="float">
            <text:p>8.1017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51.925" calcext:value-type="float">
            <text:p>251.925</text:p>
          </table:table-cell>
          <table:table-cell office:value-type="float" office:value="8.033333" calcext:value-type="float">
            <text:p>8.033333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4.942692" calcext:value-type="float">
            <text:p>174.942692</text:p>
          </table:table-cell>
          <table:table-cell office:value-type="float" office:value="8.583462" calcext:value-type="float">
            <text:p>8.5834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5.584286" calcext:value-type="float">
            <text:p>185.584286</text:p>
          </table:table-cell>
          <table:table-cell office:value-type="float" office:value="7.875" calcext:value-type="float">
            <text:p>7.87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2.519167" calcext:value-type="float">
            <text:p>222.519167</text:p>
          </table:table-cell>
          <table:table-cell office:value-type="float" office:value="8.141667" calcext:value-type="float">
            <text:p>8.14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32.41875" calcext:value-type="float">
            <text:p>232.41875</text:p>
          </table:table-cell>
          <table:table-cell office:value-type="float" office:value="8.061875" calcext:value-type="float">
            <text:p>8.06187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4.895455" calcext:value-type="float">
            <text:p>244.895455</text:p>
          </table:table-cell>
          <table:table-cell office:value-type="float" office:value="8.115455" calcext:value-type="float">
            <text:p>8.11545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56.343889" calcext:value-type="float">
            <text:p>256.343889</text:p>
          </table:table-cell>
          <table:table-cell office:value-type="float" office:value="8.026111" calcext:value-type="float">
            <text:p>8.026111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45.757" calcext:value-type="float">
            <text:p>145.757</text:p>
          </table:table-cell>
          <table:table-cell office:value-type="float" office:value="8.505" calcext:value-type="float">
            <text:p>8.5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9.077" calcext:value-type="float">
            <text:p>159.077</text:p>
          </table:table-cell>
          <table:table-cell office:value-type="float" office:value="8.0315" calcext:value-type="float">
            <text:p>8.031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9.362222" calcext:value-type="float">
            <text:p>199.362222</text:p>
          </table:table-cell>
          <table:table-cell office:value-type="float" office:value="8.221667" calcext:value-type="float">
            <text:p>8.2216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1.120909" calcext:value-type="float">
            <text:p>211.120909</text:p>
          </table:table-cell>
          <table:table-cell office:value-type="float" office:value="8.100455" calcext:value-type="float">
            <text:p>8.100455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4.49" calcext:value-type="float">
            <text:p>134.49</text:p>
          </table:table-cell>
          <table:table-cell office:value-type="float" office:value="8.89" calcext:value-type="float">
            <text:p>8.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2.202917" calcext:value-type="float">
            <text:p>142.202917</text:p>
          </table:table-cell>
          <table:table-cell office:value-type="float" office:value="7.45375" calcext:value-type="float">
            <text:p>7.45375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0.681429" calcext:value-type="float">
            <text:p>200.681429</text:p>
          </table:table-cell>
          <table:table-cell office:value-type="float" office:value="8.194286" calcext:value-type="float">
            <text:p>8.19428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6.444231" calcext:value-type="float">
            <text:p>216.444231</text:p>
          </table:table-cell>
          <table:table-cell office:value-type="float" office:value="7.884231" calcext:value-type="float">
            <text:p>7.884231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9.030833" calcext:value-type="float">
            <text:p>259.030833</text:p>
          </table:table-cell>
          <table:table-cell office:value-type="float" office:value="8.2075" calcext:value-type="float">
            <text:p>8.20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54.6225" calcext:value-type="float">
            <text:p>254.6225</text:p>
          </table:table-cell>
          <table:table-cell office:value-type="float" office:value="7.734643" calcext:value-type="float">
            <text:p>7.734643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3.083" calcext:value-type="float">
            <text:p>153.083</text:p>
          </table:table-cell>
          <table:table-cell office:value-type="float" office:value="8.972" calcext:value-type="float">
            <text:p>8.97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8.719" calcext:value-type="float">
            <text:p>148.719</text:p>
          </table:table-cell>
          <table:table-cell office:value-type="float" office:value="7.542667" calcext:value-type="float">
            <text:p>7.542667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2.76875" calcext:value-type="float">
            <text:p>192.76875</text:p>
          </table:table-cell>
          <table:table-cell office:value-type="float" office:value="8.25875" calcext:value-type="float">
            <text:p>8.25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9.271875" calcext:value-type="float">
            <text:p>189.271875</text:p>
          </table:table-cell>
          <table:table-cell office:value-type="float" office:value="7.745312" calcext:value-type="float">
            <text:p>7.745312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6.03" calcext:value-type="float">
            <text:p>206.03</text:p>
          </table:table-cell>
          <table:table-cell office:value-type="float" office:value="8.558333" calcext:value-type="float">
            <text:p>8.5583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4.712353" calcext:value-type="float">
            <text:p>184.712353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7.4175" calcext:value-type="float">
            <text:p>217.4175</text:p>
          </table:table-cell>
          <table:table-cell office:value-type="float" office:value="7.9325" calcext:value-type="float">
            <text:p>7.93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1.684167" calcext:value-type="float">
            <text:p>191.684167</text:p>
          </table:table-cell>
          <table:table-cell office:value-type="float" office:value="7.039722" calcext:value-type="float">
            <text:p>7.039722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5.38" calcext:value-type="float">
            <text:p>205.38</text:p>
          </table:table-cell>
          <table:table-cell office:value-type="float" office:value="9.07" calcext:value-type="float">
            <text:p>9.0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4.715263" calcext:value-type="float">
            <text:p>164.715263</text:p>
          </table:table-cell>
          <table:table-cell office:value-type="float" office:value="6.969737" calcext:value-type="float">
            <text:p>6.969737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4.32" calcext:value-type="float">
            <text:p>184.32</text:p>
          </table:table-cell>
          <table:table-cell office:value-type="float" office:value="7.245" calcext:value-type="float">
            <text:p>7.245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13.338158" calcext:value-type="float">
            <text:p>113.338158</text:p>
          </table:table-cell>
          <table:table-cell office:value-type="float" office:value="3.782895" calcext:value-type="float">
            <text:p>3.7828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9.4" calcext:value-type="float">
            <text:p>169.4</text:p>
          </table:table-cell>
          <table:table-cell office:value-type="float" office:value="6.93" calcext:value-type="float">
            <text:p>6.9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24.240278" calcext:value-type="float">
            <text:p>124.240278</text:p>
          </table:table-cell>
          <table:table-cell office:value-type="float" office:value="5.439444" calcext:value-type="float">
            <text:p>5.439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7.686667" calcext:value-type="float">
            <text:p>227.686667</text:p>
          </table:table-cell>
          <table:table-cell office:value-type="float" office:value="6.801667" calcext:value-type="float">
            <text:p>6.801667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58.62" calcext:value-type="float">
            <text:p>158.62</text:p>
          </table:table-cell>
          <table:table-cell office:value-type="float" office:value="5.338235" calcext:value-type="float">
            <text:p>5.3382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2.4" calcext:value-type="float">
            <text:p>242.4</text:p>
          </table:table-cell>
          <table:table-cell office:value-type="float" office:value="7.07375" calcext:value-type="float">
            <text:p>7.07375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94.978438" calcext:value-type="float">
            <text:p>194.978438</text:p>
          </table:table-cell>
          <table:table-cell office:value-type="float" office:value="6.123437" calcext:value-type="float">
            <text:p>6.12343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1.456" calcext:value-type="float">
            <text:p>161.456</text:p>
          </table:table-cell>
          <table:table-cell office:value-type="float" office:value="6.613" calcext:value-type="float">
            <text:p>6.613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40.785" calcext:value-type="float">
            <text:p>140.785</text:p>
          </table:table-cell>
          <table:table-cell office:value-type="float" office:value="6.719" calcext:value-type="float">
            <text:p>6.71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1.071667" calcext:value-type="float">
            <text:p>231.071667</text:p>
          </table:table-cell>
          <table:table-cell office:value-type="float" office:value="6.981667" calcext:value-type="float">
            <text:p>6.981667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6.756786" calcext:value-type="float">
            <text:p>186.756786</text:p>
          </table:table-cell>
          <table:table-cell office:value-type="float" office:value="6.367857" calcext:value-type="float">
            <text:p>6.3678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9.180714" calcext:value-type="float">
            <text:p>149.180714</text:p>
          </table:table-cell>
          <table:table-cell office:value-type="float" office:value="6.067857" calcext:value-type="float">
            <text:p>6.06785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28.632692" calcext:value-type="float">
            <text:p>128.632692</text:p>
          </table:table-cell>
          <table:table-cell office:value-type="float" office:value="6.678462" calcext:value-type="float">
            <text:p>6.6784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6.25" calcext:value-type="float">
            <text:p>146.25</text:p>
          </table:table-cell>
          <table:table-cell office:value-type="float" office:value="5.890625" calcext:value-type="float">
            <text:p>5.89062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27.525833" calcext:value-type="float">
            <text:p>127.525833</text:p>
          </table:table-cell>
          <table:table-cell office:value-type="float" office:value="7.017917" calcext:value-type="float">
            <text:p>7.0179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3.597778" calcext:value-type="float">
            <text:p>153.597778</text:p>
          </table:table-cell>
          <table:table-cell office:value-type="float" office:value="5.850556" calcext:value-type="float">
            <text:p>5.850556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47.549546" calcext:value-type="float">
            <text:p>147.549546</text:p>
          </table:table-cell>
          <table:table-cell office:value-type="float" office:value="6.633636" calcext:value-type="float">
            <text:p>6.6336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7.0625" calcext:value-type="float">
            <text:p>147.0625</text:p>
          </table:table-cell>
          <table:table-cell office:value-type="float" office:value="5.43" calcext:value-type="float">
            <text:p>5.4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23.91" calcext:value-type="float">
            <text:p>123.91</text:p>
          </table:table-cell>
          <table:table-cell office:value-type="float" office:value="5.541" calcext:value-type="float">
            <text:p>5.5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1.001818" calcext:value-type="float">
            <text:p>131.001818</text:p>
          </table:table-cell>
          <table:table-cell office:value-type="float" office:value="4.938636" calcext:value-type="float">
            <text:p>4.938636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05.468889" calcext:value-type="float">
            <text:p>105.468889</text:p>
          </table:table-cell>
          <table:table-cell office:value-type="float" office:value="4.937778" calcext:value-type="float">
            <text:p>4.9377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4.735833" calcext:value-type="float">
            <text:p>154.735833</text:p>
          </table:table-cell>
          <table:table-cell office:value-type="float" office:value="4.795417" calcext:value-type="float">
            <text:p>4.79541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12.288125" calcext:value-type="float">
            <text:p>112.288125</text:p>
          </table:table-cell>
          <table:table-cell office:value-type="float" office:value="4.278125" calcext:value-type="float">
            <text:p>4.2781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6.31" calcext:value-type="float">
            <text:p>126.31</text:p>
          </table:table-cell>
          <table:table-cell office:value-type="float" office:value="4.357692" calcext:value-type="float">
            <text:p>4.357692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88.623571" calcext:value-type="float">
            <text:p>88.623571</text:p>
          </table:table-cell>
          <table:table-cell office:value-type="float" office:value="3.892143" calcext:value-type="float">
            <text:p>3.892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9.232857" calcext:value-type="float">
            <text:p>159.232857</text:p>
          </table:table-cell>
          <table:table-cell office:value-type="float" office:value="4.531071" calcext:value-type="float">
            <text:p>4.531071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00.211667" calcext:value-type="float">
            <text:p>100.211667</text:p>
          </table:table-cell>
          <table:table-cell office:value-type="float" office:value="3.744167" calcext:value-type="float">
            <text:p>3.744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1.849" calcext:value-type="float">
            <text:p>121.849</text:p>
          </table:table-cell>
          <table:table-cell office:value-type="float" office:value="3.500333" calcext:value-type="float">
            <text:p>3.50033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75.228" calcext:value-type="float">
            <text:p>75.228</text:p>
          </table:table-cell>
          <table:table-cell office:value-type="float" office:value="2.766" calcext:value-type="float">
            <text:p>2.7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9.484375" calcext:value-type="float">
            <text:p>79.484375</text:p>
          </table:table-cell>
          <table:table-cell office:value-type="float" office:value="2.360313" calcext:value-type="float">
            <text:p>2.360313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38.705" calcext:value-type="float">
            <text:p>38.705</text:p>
          </table:table-cell>
          <table:table-cell office:value-type="float" office:value="1.6075" calcext:value-type="float">
            <text:p>1.60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.738235" calcext:value-type="float">
            <text:p>23.738235</text:p>
          </table:table-cell>
          <table:table-cell office:value-type="float" office:value="1.028824" calcext:value-type="float">
            <text:p>1.028824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0.723333" calcext:value-type="float">
            <text:p>20.72333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.605278" calcext:value-type="float">
            <text:p>11.60527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.8375" calcext:value-type="float">
            <text:p>8.83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.292105" calcext:value-type="float">
            <text:p>5.292105</text:p>
          </table:table-cell>
          <table:table-cell office:value-type="float" office:value="0.277368" calcext:value-type="float">
            <text:p>0.277368</text:p>
          </table:table-cell>
          <table:table-cell office:value-type="float" office:value="0.005146" calcext:value-type="float">
            <text:p>0.005146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.72" calcext:value-type="float">
            <text:p>2.7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8.28" calcext:value-type="float">
            <text:p>88.28</text:p>
          </table:table-cell>
          <table:table-cell office:value-type="float" office:value="2.49" calcext:value-type="float">
            <text:p>2.4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6" calcext:value-type="float">
            <text:p>6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1.262895" calcext:value-type="float">
            <text:p>21.262895</text:p>
          </table:table-cell>
          <table:table-cell office:value-type="float" office:value="0.736579" calcext:value-type="float">
            <text:p>0.7365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5.765" calcext:value-type="float">
            <text:p>75.765</text:p>
          </table:table-cell>
          <table:table-cell office:value-type="float" office:value="2.6275" calcext:value-type="float">
            <text:p>2.6275</text:p>
          </table:table-cell>
          <table:table-cell table:number-columns-repeated="2" office:value-type="float" office:value="0.000012" calcext:value-type="float">
            <text:p>1.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9.886944" calcext:value-type="float">
            <text:p>39.886944</text:p>
          </table:table-cell>
          <table:table-cell office:value-type="float" office:value="1.506944" calcext:value-type="float">
            <text:p>1.5069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9.943333" calcext:value-type="float">
            <text:p>119.943333</text:p>
          </table:table-cell>
          <table:table-cell office:value-type="float" office:value="3.751667" calcext:value-type="float">
            <text:p>3.751667</text:p>
          </table:table-cell>
          <table:table-cell table:number-columns-repeated="2" office:value-type="float" office:value="0.000012" calcext:value-type="float">
            <text:p>1.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2.018824" calcext:value-type="float">
            <text:p>72.018824</text:p>
          </table:table-cell>
          <table:table-cell office:value-type="float" office:value="2.288529" calcext:value-type="float">
            <text:p>2.2885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7.23875" calcext:value-type="float">
            <text:p>77.23875</text:p>
          </table:table-cell>
          <table:table-cell office:value-type="float" office:value="3.0025" calcext:value-type="float">
            <text:p>3.002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56.075938" calcext:value-type="float">
            <text:p>56.075938</text:p>
          </table:table-cell>
          <table:table-cell office:value-type="float" office:value="2.214375" calcext:value-type="float">
            <text:p>2.21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552" calcext:value-type="float">
            <text:p>105.552</text:p>
          </table:table-cell>
          <table:table-cell office:value-type="float" office:value="3.405" calcext:value-type="float">
            <text:p>3.4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1.251" calcext:value-type="float">
            <text:p>81.251</text:p>
          </table:table-cell>
          <table:table-cell office:value-type="float" office:value="2.543" calcext:value-type="float">
            <text:p>2.5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1.284167" calcext:value-type="float">
            <text:p>151.284167</text:p>
          </table:table-cell>
          <table:table-cell office:value-type="float" office:value="4.901667" calcext:value-type="float">
            <text:p>4.901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20.710357" calcext:value-type="float">
            <text:p>120.710357</text:p>
          </table:table-cell>
          <table:table-cell office:value-type="float" office:value="3.953571" calcext:value-type="float">
            <text:p>3.9535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9.686429" calcext:value-type="float">
            <text:p>119.686429</text:p>
          </table:table-cell>
          <table:table-cell office:value-type="float" office:value="4.160714" calcext:value-type="float">
            <text:p>4.16071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3.889615" calcext:value-type="float">
            <text:p>93.889615</text:p>
          </table:table-cell>
          <table:table-cell office:value-type="float" office:value="3.303846" calcext:value-type="float">
            <text:p>3.30384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3.25125" calcext:value-type="float">
            <text:p>103.25125</text:p>
          </table:table-cell>
          <table:table-cell office:value-type="float" office:value="3.913125" calcext:value-type="float">
            <text:p>3.91312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6.323333" calcext:value-type="float">
            <text:p>86.323333</text:p>
          </table:table-cell>
          <table:table-cell office:value-type="float" office:value="3.285833" calcext:value-type="float">
            <text:p>3.2858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4.69" calcext:value-type="float">
            <text:p>104.69</text:p>
          </table:table-cell>
          <table:table-cell office:value-type="float" office:value="3.868889" calcext:value-type="float">
            <text:p>3.86888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8.668636" calcext:value-type="float">
            <text:p>88.668636</text:p>
          </table:table-cell>
          <table:table-cell office:value-type="float" office:value="3.415455" calcext:value-type="float">
            <text:p>3.41545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3.257" calcext:value-type="float">
            <text:p>133.257</text:p>
          </table:table-cell>
          <table:table-cell office:value-type="float" office:value="4.1975" calcext:value-type="float">
            <text:p>4.197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13.81" calcext:value-type="float">
            <text:p>113.81</text:p>
          </table:table-cell>
          <table:table-cell office:value-type="float" office:value="3.621" calcext:value-type="float">
            <text:p>3.62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2.840909" calcext:value-type="float">
            <text:p>92.840909</text:p>
          </table:table-cell>
          <table:table-cell office:value-type="float" office:value="3.854545" calcext:value-type="float">
            <text:p>3.85454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8.259444" calcext:value-type="float">
            <text:p>88.259444</text:p>
          </table:table-cell>
          <table:table-cell office:value-type="float" office:value="3.617778" calcext:value-type="float">
            <text:p>3.61777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7.9525" calcext:value-type="float">
            <text:p>117.9525</text:p>
          </table:table-cell>
          <table:table-cell office:value-type="float" office:value="4.674167" calcext:value-type="float">
            <text:p>4.67416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7.448125" calcext:value-type="float">
            <text:p>97.448125</text:p>
          </table:table-cell>
          <table:table-cell office:value-type="float" office:value="4.2275" calcext:value-type="float">
            <text:p>4.227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1.698846" calcext:value-type="float">
            <text:p>101.698846</text:p>
          </table:table-cell>
          <table:table-cell office:value-type="float" office:value="3.977692" calcext:value-type="float">
            <text:p>3.97769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1.3" calcext:value-type="float">
            <text:p>91.3</text:p>
          </table:table-cell>
          <table:table-cell office:value-type="float" office:value="3.575714" calcext:value-type="float">
            <text:p>3.57571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9.246429" calcext:value-type="float">
            <text:p>89.246429</text:p>
          </table:table-cell>
          <table:table-cell office:value-type="float" office:value="3.3325" calcext:value-type="float">
            <text:p>3.33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9.85" calcext:value-type="float">
            <text:p>79.85</text:p>
          </table:table-cell>
          <table:table-cell office:value-type="float" office:value="3.084167" calcext:value-type="float">
            <text:p>3.0841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0.793333" calcext:value-type="float">
            <text:p>90.793333</text:p>
          </table:table-cell>
          <table:table-cell office:value-type="float" office:value="3.379333" calcext:value-type="float">
            <text:p>3.37933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6.289" calcext:value-type="float">
            <text:p>76.289</text:p>
          </table:table-cell>
          <table:table-cell office:value-type="float" office:value="2.993" calcext:value-type="float">
            <text:p>2.99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4.532813" calcext:value-type="float">
            <text:p>84.532813</text:p>
          </table:table-cell>
          <table:table-cell office:value-type="float" office:value="3.50625" calcext:value-type="float">
            <text:p>3.5062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5.0725" calcext:value-type="float">
            <text:p>75.0725</text:p>
          </table:table-cell>
          <table:table-cell office:value-type="float" office:value="3.0775" calcext:value-type="float">
            <text:p>3.07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1.344118" calcext:value-type="float">
            <text:p>151.344118</text:p>
          </table:table-cell>
          <table:table-cell office:value-type="float" office:value="4.639412" calcext:value-type="float">
            <text:p>4.639412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28.576667" calcext:value-type="float">
            <text:p>128.576667</text:p>
          </table:table-cell>
          <table:table-cell office:value-type="float" office:value="3.948333" calcext:value-type="float">
            <text:p>3.94833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8.581111" calcext:value-type="float">
            <text:p>98.581111</text:p>
          </table:table-cell>
          <table:table-cell office:value-type="float" office:value="3.392222" calcext:value-type="float">
            <text:p>3.39222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3.8725" calcext:value-type="float">
            <text:p>83.8725</text:p>
          </table:table-cell>
          <table:table-cell office:value-type="float" office:value="2.99" calcext:value-type="float">
            <text:p>2.9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8.398947" calcext:value-type="float">
            <text:p>78.398947</text:p>
          </table:table-cell>
          <table:table-cell office:value-type="float" office:value="2.273684" calcext:value-type="float">
            <text:p>2.27368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63.08" calcext:value-type="float">
            <text:p>63.08</text:p>
          </table:table-cell>
          <table:table-cell office:value-type="float" office:value="1.825" calcext:value-type="float">
            <text:p>1.82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1.790526" calcext:value-type="float">
            <text:p>101.790526</text:p>
          </table:table-cell>
          <table:table-cell office:value-type="float" office:value="7.662368" calcext:value-type="float">
            <text:p>7.66236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88.305" calcext:value-type="float">
            <text:p>88.305</text:p>
          </table:table-cell>
          <table:table-cell office:value-type="float" office:value="2.505" calcext:value-type="float">
            <text:p>2.5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5.130278" calcext:value-type="float">
            <text:p>95.130278</text:p>
          </table:table-cell>
          <table:table-cell office:value-type="float" office:value="7.683333" calcext:value-type="float">
            <text:p>7.6833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6.2" calcext:value-type="float">
            <text:p>76.2</text:p>
          </table:table-cell>
          <table:table-cell office:value-type="float" office:value="2.5425" calcext:value-type="float">
            <text:p>2.54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5.023235" calcext:value-type="float">
            <text:p>95.023235</text:p>
          </table:table-cell>
          <table:table-cell office:value-type="float" office:value="7.693235" calcext:value-type="float">
            <text:p>7.69323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1.171667" calcext:value-type="float">
            <text:p>71.171667</text:p>
          </table:table-cell>
          <table:table-cell office:value-type="float" office:value="2.416667" calcext:value-type="float">
            <text:p>2.416667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59.689062" calcext:value-type="float">
            <text:p>59.689062</text:p>
          </table:table-cell>
          <table:table-cell office:value-type="float" office:value="7.681563" calcext:value-type="float">
            <text:p>7.6815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31.49625" calcext:value-type="float">
            <text:p>31.49625</text:p>
          </table:table-cell>
          <table:table-cell office:value-type="float" office:value="1.63125" calcext:value-type="float">
            <text:p>1.6312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0.333333" calcext:value-type="float">
            <text:p>110.333333</text:p>
          </table:table-cell>
          <table:table-cell office:value-type="float" office:value="7.729667" calcext:value-type="float">
            <text:p>7.729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84.308" calcext:value-type="float">
            <text:p>84.308</text:p>
          </table:table-cell>
          <table:table-cell office:value-type="float" office:value="2.482" calcext:value-type="float">
            <text:p>2.48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3.440714" calcext:value-type="float">
            <text:p>113.440714</text:p>
          </table:table-cell>
          <table:table-cell office:value-type="float" office:value="7.745714" calcext:value-type="float">
            <text:p>7.74571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94.265833" calcext:value-type="float">
            <text:p>94.265833</text:p>
          </table:table-cell>
          <table:table-cell office:value-type="float" office:value="2.706667" calcext:value-type="float">
            <text:p>2.70666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0.541154" calcext:value-type="float">
            <text:p>90.541154</text:p>
          </table:table-cell>
          <table:table-cell office:value-type="float" office:value="8.393077" calcext:value-type="float">
            <text:p>8.39307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55.375" calcext:value-type="float">
            <text:p>55.375</text:p>
          </table:table-cell>
          <table:table-cell office:value-type="float" office:value="2.163571" calcext:value-type="float">
            <text:p>2.16357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0.927083" calcext:value-type="float">
            <text:p>90.927083</text:p>
          </table:table-cell>
          <table:table-cell office:value-type="float" office:value="7.809167" calcext:value-type="float">
            <text:p>7.809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51.383125" calcext:value-type="float">
            <text:p>51.383125</text:p>
          </table:table-cell>
          <table:table-cell office:value-type="float" office:value="2.064375" calcext:value-type="float">
            <text:p>2.06437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1.103182" calcext:value-type="float">
            <text:p>101.103182</text:p>
          </table:table-cell>
          <table:table-cell office:value-type="float" office:value="7.610909" calcext:value-type="float">
            <text:p>7.6109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5.884444" calcext:value-type="float">
            <text:p>75.884444</text:p>
          </table:table-cell>
          <table:table-cell office:value-type="float" office:value="2.257778" calcext:value-type="float">
            <text:p>2.257778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3.826" calcext:value-type="float">
            <text:p>103.826</text:p>
          </table:table-cell>
          <table:table-cell office:value-type="float" office:value="7.641" calcext:value-type="float">
            <text:p>7.6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66.4165" calcext:value-type="float">
            <text:p>66.4165</text:p>
          </table:table-cell>
          <table:table-cell office:value-type="float" office:value="2.3215" calcext:value-type="float">
            <text:p>2.321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9.038889" calcext:value-type="float">
            <text:p>99.038889</text:p>
          </table:table-cell>
          <table:table-cell office:value-type="float" office:value="7.642778" calcext:value-type="float">
            <text:p>7.6427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63.608182" calcext:value-type="float">
            <text:p>63.608182</text:p>
          </table:table-cell>
          <table:table-cell office:value-type="float" office:value="2.223636" calcext:value-type="float">
            <text:p>2.22363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2.991875" calcext:value-type="float">
            <text:p>92.991875</text:p>
          </table:table-cell>
          <table:table-cell office:value-type="float" office:value="7.89875" calcext:value-type="float">
            <text:p>7.89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50.896667" calcext:value-type="float">
            <text:p>50.896667</text:p>
          </table:table-cell>
          <table:table-cell office:value-type="float" office:value="1.760417" calcext:value-type="float">
            <text:p>1.76041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1.693571" calcext:value-type="float">
            <text:p>111.693571</text:p>
          </table:table-cell>
          <table:table-cell office:value-type="float" office:value="7.836429" calcext:value-type="float">
            <text:p>7.8364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2.256923" calcext:value-type="float">
            <text:p>72.256923</text:p>
          </table:table-cell>
          <table:table-cell office:value-type="float" office:value="2.153462" calcext:value-type="float">
            <text:p>2.15346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154167" calcext:value-type="float">
            <text:p>107.154167</text:p>
          </table:table-cell>
          <table:table-cell office:value-type="float" office:value="7.715833" calcext:value-type="float">
            <text:p>7.7158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66.540357" calcext:value-type="float">
            <text:p>66.540357</text:p>
          </table:table-cell>
          <table:table-cell office:value-type="float" office:value="2.077857" calcext:value-type="float">
            <text:p>2.07785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9.993" calcext:value-type="float">
            <text:p>119.993</text:p>
          </table:table-cell>
          <table:table-cell office:value-type="float" office:value="7.804" calcext:value-type="float">
            <text:p>7.80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0.535" calcext:value-type="float">
            <text:p>70.535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83875" calcext:value-type="float">
            <text:p>107.83875</text:p>
          </table:table-cell>
          <table:table-cell office:value-type="float" office:value="7.7325" calcext:value-type="float">
            <text:p>7.73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3.287813" calcext:value-type="float">
            <text:p>73.287813</text:p>
          </table:table-cell>
          <table:table-cell office:value-type="float" office:value="2.389375" calcext:value-type="float">
            <text:p>2.3893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0.433333" calcext:value-type="float">
            <text:p>130.433333</text:p>
          </table:table-cell>
          <table:table-cell office:value-type="float" office:value="7.695" calcext:value-type="float">
            <text:p>7.6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1.645588" calcext:value-type="float">
            <text:p>71.645588</text:p>
          </table:table-cell>
          <table:table-cell office:value-type="float" office:value="2.162647" calcext:value-type="float">
            <text:p>2.16264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1.225" calcext:value-type="float">
            <text:p>111.225</text:p>
          </table:table-cell>
          <table:table-cell office:value-type="float" office:value="7.415" calcext:value-type="float">
            <text:p>7.4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59.083056" calcext:value-type="float">
            <text:p>59.083056</text:p>
          </table:table-cell>
          <table:table-cell office:value-type="float" office:value="1.875556" calcext:value-type="float">
            <text:p>1.87555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1.415" calcext:value-type="float">
            <text:p>131.415</text:p>
          </table:table-cell>
          <table:table-cell office:value-type="float" office:value="7.9" calcext:value-type="float">
            <text:p>7.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70.63579" calcext:value-type="float">
            <text:p>70.63579</text:p>
          </table:table-cell>
          <table:table-cell office:value-type="float" office:value="1.944474" calcext:value-type="float">
            <text:p>1.94447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6.207105" calcext:value-type="float">
            <text:p>96.207105</text:p>
          </table:table-cell>
          <table:table-cell office:value-type="float" office:value="7.299211" calcext:value-type="float">
            <text:p>7.29921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7.53" calcext:value-type="float">
            <text:p>147.53</text:p>
          </table:table-cell>
          <table:table-cell office:value-type="float" office:value="6.05" calcext:value-type="float">
            <text:p>6.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5.016389" calcext:value-type="float">
            <text:p>85.016389</text:p>
          </table:table-cell>
          <table:table-cell office:value-type="float" office:value="6.8825" calcext:value-type="float">
            <text:p>6.88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5.57" calcext:value-type="float">
            <text:p>125.57</text:p>
          </table:table-cell>
          <table:table-cell office:value-type="float" office:value="5.75" calcext:value-type="float">
            <text:p>5.7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5" calcext:value-type="float">
            <text:p>4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3.792941" calcext:value-type="float">
            <text:p>113.792941</text:p>
          </table:table-cell>
          <table:table-cell office:value-type="float" office:value="6.667353" calcext:value-type="float">
            <text:p>6.66735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0.03" calcext:value-type="float">
            <text:p>170.03</text:p>
          </table:table-cell>
          <table:table-cell office:value-type="float" office:value="5.765" calcext:value-type="float">
            <text:p>5.76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9.794375" calcext:value-type="float">
            <text:p>109.794375</text:p>
          </table:table-cell>
          <table:table-cell office:value-type="float" office:value="6.554062" calcext:value-type="float">
            <text:p>6.55406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3.27" calcext:value-type="float">
            <text:p>143.27</text:p>
          </table:table-cell>
          <table:table-cell office:value-type="float" office:value="5.47125" calcext:value-type="float">
            <text:p>5.471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4" calcext:value-type="float">
            <text:p>4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2.668667" calcext:value-type="float">
            <text:p>122.668667</text:p>
          </table:table-cell>
          <table:table-cell office:value-type="float" office:value="6.899" calcext:value-type="float">
            <text:p>6.89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7.517" calcext:value-type="float">
            <text:p>157.517</text:p>
          </table:table-cell>
          <table:table-cell office:value-type="float" office:value="5.519" calcext:value-type="float">
            <text:p>5.51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34" calcext:value-type="float">
            <text:p>3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68.883214" calcext:value-type="float">
            <text:p>68.883214</text:p>
          </table:table-cell>
          <table:table-cell office:value-type="float" office:value="6.309643" calcext:value-type="float">
            <text:p>6.30964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8.460833" calcext:value-type="float">
            <text:p>78.460833</text:p>
          </table:table-cell>
          <table:table-cell office:value-type="float" office:value="4.815833" calcext:value-type="float">
            <text:p>4.81583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37" calcext:value-type="float">
            <text:p>3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8.056538" calcext:value-type="float">
            <text:p>98.056538</text:p>
          </table:table-cell>
          <table:table-cell office:value-type="float" office:value="5.998846" calcext:value-type="float">
            <text:p>5.99884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0.462143" calcext:value-type="float">
            <text:p>120.462143</text:p>
          </table:table-cell>
          <table:table-cell office:value-type="float" office:value="4.9" calcext:value-type="float">
            <text:p>4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33" calcext:value-type="float">
            <text:p>3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7.535417" calcext:value-type="float">
            <text:p>97.535417</text:p>
          </table:table-cell>
          <table:table-cell office:value-type="float" office:value="5.956667" calcext:value-type="float">
            <text:p>5.9566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0.16125" calcext:value-type="float">
            <text:p>110.16125</text:p>
          </table:table-cell>
          <table:table-cell office:value-type="float" office:value="4.615" calcext:value-type="float">
            <text:p>4.61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9" calcext:value-type="float">
            <text:p>2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3.970909" calcext:value-type="float">
            <text:p>83.970909</text:p>
          </table:table-cell>
          <table:table-cell office:value-type="float" office:value="6.045909" calcext:value-type="float">
            <text:p>6.0459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6.27" calcext:value-type="float">
            <text:p>86.27</text:p>
          </table:table-cell>
          <table:table-cell office:value-type="float" office:value="4.346111" calcext:value-type="float">
            <text:p>4.34611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9" calcext:value-type="float">
            <text:p>2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79.0455" calcext:value-type="float">
            <text:p>79.0455</text:p>
          </table:table-cell>
          <table:table-cell office:value-type="float" office:value="5.763" calcext:value-type="float">
            <text:p>5.7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2.529" calcext:value-type="float">
            <text:p>82.529</text:p>
          </table:table-cell>
          <table:table-cell office:value-type="float" office:value="4.3445" calcext:value-type="float">
            <text:p>4.344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3" calcext:value-type="float">
            <text:p>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0.607778" calcext:value-type="float">
            <text:p>80.607778</text:p>
          </table:table-cell>
          <table:table-cell office:value-type="float" office:value="5.957778" calcext:value-type="float">
            <text:p>5.95777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9.370909" calcext:value-type="float">
            <text:p>79.370909</text:p>
          </table:table-cell>
          <table:table-cell office:value-type="float" office:value="3.913636" calcext:value-type="float">
            <text:p>3.91363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5" calcext:value-type="float">
            <text:p>2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5.629375" calcext:value-type="float">
            <text:p>115.629375</text:p>
          </table:table-cell>
          <table:table-cell office:value-type="float" office:value="5.46375" calcext:value-type="float">
            <text:p>5.4637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1.799167" calcext:value-type="float">
            <text:p>111.799167</text:p>
          </table:table-cell>
          <table:table-cell office:value-type="float" office:value="4.093333" calcext:value-type="float">
            <text:p>4.09333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62.48" calcext:value-type="float">
            <text:p>62.48</text:p>
          </table:table-cell>
          <table:table-cell office:value-type="float" office:value="5.718571" calcext:value-type="float">
            <text:p>5.71857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53.007308" calcext:value-type="float">
            <text:p>53.007308</text:p>
          </table:table-cell>
          <table:table-cell office:value-type="float" office:value="3.778846" calcext:value-type="float">
            <text:p>3.77884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4" calcext:value-type="float">
            <text:p>2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8.089167" calcext:value-type="float">
            <text:p>88.089167</text:p>
          </table:table-cell>
          <table:table-cell office:value-type="float" office:value="6.078333" calcext:value-type="float">
            <text:p>6.078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4.215" calcext:value-type="float">
            <text:p>84.215</text:p>
          </table:table-cell>
          <table:table-cell office:value-type="float" office:value="4.263929" calcext:value-type="float">
            <text:p>4.26392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2.275" calcext:value-type="float">
            <text:p>112.275</text:p>
          </table:table-cell>
          <table:table-cell office:value-type="float" office:value="5.124" calcext:value-type="float">
            <text:p>5.12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1.622333" calcext:value-type="float">
            <text:p>111.622333</text:p>
          </table:table-cell>
          <table:table-cell office:value-type="float" office:value="3.760667" calcext:value-type="float">
            <text:p>3.76066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7.17375" calcext:value-type="float">
            <text:p>127.17375</text:p>
          </table:table-cell>
          <table:table-cell office:value-type="float" office:value="5.26625" calcext:value-type="float">
            <text:p>5.2662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8.084688" calcext:value-type="float">
            <text:p>108.084688</text:p>
          </table:table-cell>
          <table:table-cell office:value-type="float" office:value="3.58125" calcext:value-type="float">
            <text:p>3.5812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6.515" calcext:value-type="float">
            <text:p>106.515</text:p>
          </table:table-cell>
          <table:table-cell office:value-type="float" office:value="4.943333" calcext:value-type="float">
            <text:p>4.94333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3.545588" calcext:value-type="float">
            <text:p>93.545588</text:p>
          </table:table-cell>
          <table:table-cell office:value-type="float" office:value="3.603824" calcext:value-type="float">
            <text:p>3.60382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5.3525" calcext:value-type="float">
            <text:p>115.3525</text:p>
          </table:table-cell>
          <table:table-cell office:value-type="float" office:value="4.9975" calcext:value-type="float">
            <text:p>4.997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0.285278" calcext:value-type="float">
            <text:p>100.285278</text:p>
          </table:table-cell>
          <table:table-cell office:value-type="float" office:value="3.593055" calcext:value-type="float">
            <text:p>3.59305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4.095" calcext:value-type="float">
            <text:p>84.095</text:p>
          </table:table-cell>
          <table:table-cell office:value-type="float" office:value="4.805" calcext:value-type="float">
            <text:p>4.8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2.282632" calcext:value-type="float">
            <text:p>82.282632</text:p>
          </table:table-cell>
          <table:table-cell office:value-type="float" office:value="3.530526" calcext:value-type="float">
            <text:p>3.53052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5.5" calcext:value-type="float">
            <text:p>145.5</text:p>
          </table:table-cell>
          <table:table-cell office:value-type="float" office:value="3.81" calcext:value-type="float">
            <text:p>3.81</text:p>
          </table:table-cell>
          <table:table-cell office:value-type="float" office:value="0.002413" calcext:value-type="float">
            <text:p>0.002413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89.797368" calcext:value-type="float">
            <text:p>89.797368</text:p>
          </table:table-cell>
          <table:table-cell office:value-type="float" office:value="6.164737" calcext:value-type="float">
            <text:p>6.16473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3.6375" calcext:value-type="float">
            <text:p>113.6375</text:p>
          </table:table-cell>
          <table:table-cell office:value-type="float" office:value="3.405" calcext:value-type="float">
            <text:p>3.405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79.142778" calcext:value-type="float">
            <text:p>79.142778</text:p>
          </table:table-cell>
          <table:table-cell office:value-type="float" office:value="5.381667" calcext:value-type="float">
            <text:p>5.381667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0.57" calcext:value-type="float">
            <text:p>110.57</text:p>
          </table:table-cell>
          <table:table-cell office:value-type="float" office:value="3.19" calcext:value-type="float">
            <text:p>3.19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86.330882" calcext:value-type="float">
            <text:p>86.330882</text:p>
          </table:table-cell>
          <table:table-cell office:value-type="float" office:value="5.588824" calcext:value-type="float">
            <text:p>5.58882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4.17875" calcext:value-type="float">
            <text:p>74.17875</text:p>
          </table:table-cell>
          <table:table-cell office:value-type="float" office:value="2.39625" calcext:value-type="float">
            <text:p>2.39625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61.907187" calcext:value-type="float">
            <text:p>61.907187</text:p>
          </table:table-cell>
          <table:table-cell office:value-type="float" office:value="4.238437" calcext:value-type="float">
            <text:p>4.23843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4.662" calcext:value-type="float">
            <text:p>54.662</text:p>
          </table:table-cell>
          <table:table-cell office:value-type="float" office:value="2.063" calcext:value-type="float">
            <text:p>2.063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53.842667" calcext:value-type="float">
            <text:p>53.842667</text:p>
          </table:table-cell>
          <table:table-cell office:value-type="float" office:value="3.942667" calcext:value-type="float">
            <text:p>3.9426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9.535" calcext:value-type="float">
            <text:p>59.535</text:p>
          </table:table-cell>
          <table:table-cell office:value-type="float" office:value="2.063333" calcext:value-type="float">
            <text:p>2.063333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59.019643" calcext:value-type="float">
            <text:p>59.019643</text:p>
          </table:table-cell>
          <table:table-cell office:value-type="float" office:value="3.993571" calcext:value-type="float">
            <text:p>3.99357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7.994286" calcext:value-type="float">
            <text:p>47.994286</text:p>
          </table:table-cell>
          <table:table-cell office:value-type="float" office:value="1.643571" calcext:value-type="float">
            <text:p>1.643571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0031" calcext:value-type="float">
            <text:p>3.1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56.320385" calcext:value-type="float">
            <text:p>56.320385</text:p>
          </table:table-cell>
          <table:table-cell office:value-type="float" office:value="3.456538" calcext:value-type="float">
            <text:p>3.45653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5.403125" calcext:value-type="float">
            <text:p>35.403125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3.255833" calcext:value-type="float">
            <text:p>43.255833</text:p>
          </table:table-cell>
          <table:table-cell office:value-type="float" office:value="3.329167" calcext:value-type="float">
            <text:p>3.32916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6.096667" calcext:value-type="float">
            <text:p>36.096667</text:p>
          </table:table-cell>
          <table:table-cell office:value-type="float" office:value="1.078333" calcext:value-type="float">
            <text:p>1.078333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58.139091" calcext:value-type="float">
            <text:p>58.139091</text:p>
          </table:table-cell>
          <table:table-cell office:value-type="float" office:value="2.76" calcext:value-type="float">
            <text:p>2.7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.736" calcext:value-type="float">
            <text:p>29.736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52.3515" calcext:value-type="float">
            <text:p>52.3515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.402273" calcext:value-type="float">
            <text:p>26.402273</text:p>
          </table:table-cell>
          <table:table-cell office:value-type="float" office:value="1.315909" calcext:value-type="float">
            <text:p>1.31590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4.681667" calcext:value-type="float">
            <text:p>44.681667</text:p>
          </table:table-cell>
          <table:table-cell office:value-type="float" office:value="3.206111" calcext:value-type="float">
            <text:p>3.206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860833" calcext:value-type="float">
            <text:p>17.860833</text:p>
          </table:table-cell>
          <table:table-cell office:value-type="float" office:value="0.917083" calcext:value-type="float">
            <text:p>0.917083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38.545625" calcext:value-type="float">
            <text:p>38.545625</text:p>
          </table:table-cell>
          <table:table-cell office:value-type="float" office:value="2.53375" calcext:value-type="float">
            <text:p>2.5337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.414615" calcext:value-type="float">
            <text:p>18.414615</text:p>
          </table:table-cell>
          <table:table-cell office:value-type="float" office:value="0.759231" calcext:value-type="float">
            <text:p>0.759231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7.525714" calcext:value-type="float">
            <text:p>47.525714</text:p>
          </table:table-cell>
          <table:table-cell office:value-type="float" office:value="2.515" calcext:value-type="float">
            <text:p>2.51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3" calcext:value-type="float">
            <text:p>1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811786" calcext:value-type="float">
            <text:p>15.811786</text:p>
          </table:table-cell>
          <table:table-cell office:value-type="float" office:value="0.856786" calcext:value-type="float">
            <text:p>0.856786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36.354167" calcext:value-type="float">
            <text:p>36.354167</text:p>
          </table:table-cell>
          <table:table-cell office:value-type="float" office:value="2.486667" calcext:value-type="float">
            <text:p>2.4866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.465" calcext:value-type="float">
            <text:p>16.465</text:p>
          </table:table-cell>
          <table:table-cell office:value-type="float" office:value="0.678667" calcext:value-type="float">
            <text:p>0.678667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3.623" calcext:value-type="float">
            <text:p>43.623</text:p>
          </table:table-cell>
          <table:table-cell office:value-type="float" office:value="2.089" calcext:value-type="float">
            <text:p>2.08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241875" calcext:value-type="float">
            <text:p>15.2418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5.3825" calcext:value-type="float">
            <text:p>45.3825</text:p>
          </table:table-cell>
          <table:table-cell office:value-type="float" office:value="2.12875" calcext:value-type="float">
            <text:p>2.128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.013529" calcext:value-type="float">
            <text:p>12.013529</text:p>
          </table:table-cell>
          <table:table-cell office:value-type="float" office:value="0.645882" calcext:value-type="float">
            <text:p>0.645882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35.94" calcext:value-type="float">
            <text:p>35.94</text:p>
          </table:table-cell>
          <table:table-cell office:value-type="float" office:value="1.786667" calcext:value-type="float">
            <text:p>1.78666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.53" calcext:value-type="float">
            <text:p>12.53</text:p>
          </table:table-cell>
          <table:table-cell office:value-type="float" office:value="0.617778" calcext:value-type="float">
            <text:p>0.617778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41.4675" calcext:value-type="float">
            <text:p>41.4675</text:p>
          </table:table-cell>
          <table:table-cell office:value-type="float" office:value="2.05" calcext:value-type="float">
            <text:p>2.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.314211" calcext:value-type="float">
            <text:p>9.314211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30.175" calcext:value-type="float">
            <text:p>30.175</text:p>
          </table:table-cell>
          <table:table-cell office:value-type="float" office:value="1.435" calcext:value-type="float">
            <text:p>1.43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14" calcext:value-type="float">
            <text:p>1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9.335" calcext:value-type="float">
            <text:p>89.335</text:p>
          </table:table-cell>
          <table:table-cell office:value-type="float" office:value="4.355" calcext:value-type="float">
            <text:p>4.35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347" calcext:value-type="float">
            <text:p>0.000347</text:p>
          </table:table-cell>
          <table:table-cell office:value-type="string" calcext:value-type="string">
            <text:p><text:s text:c="2"/>GVWY</text:p>
          </table:table-cell>
          <table:table-cell office:value-type="float" office:value="85.996053" calcext:value-type="float">
            <text:p>85.996053</text:p>
          </table:table-cell>
          <table:table-cell office:value-type="float" office:value="6.899474" calcext:value-type="float">
            <text:p>6.89947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0.63" calcext:value-type="float">
            <text:p>130.63</text:p>
          </table:table-cell>
          <table:table-cell office:value-type="float" office:value="4.6425" calcext:value-type="float">
            <text:p>4.642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217" calcext:value-type="float">
            <text:p>0.000217</text:p>
          </table:table-cell>
          <table:table-cell office:value-type="string" calcext:value-type="string">
            <text:p><text:s text:c="2"/>GVWY</text:p>
          </table:table-cell>
          <table:table-cell office:value-type="float" office:value="98.886111" calcext:value-type="float">
            <text:p>98.886111</text:p>
          </table:table-cell>
          <table:table-cell office:value-type="float" office:value="6.815556" calcext:value-type="float">
            <text:p>6.81555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7.991667" calcext:value-type="float">
            <text:p>77.991667</text:p>
          </table:table-cell>
          <table:table-cell office:value-type="float" office:value="4.353333" calcext:value-type="float">
            <text:p>4.35333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189" calcext:value-type="float">
            <text:p>0.000189</text:p>
          </table:table-cell>
          <table:table-cell office:value-type="string" calcext:value-type="string">
            <text:p><text:s text:c="2"/>GVWY</text:p>
          </table:table-cell>
          <table:table-cell office:value-type="float" office:value="65.093824" calcext:value-type="float">
            <text:p>65.093824</text:p>
          </table:table-cell>
          <table:table-cell office:value-type="float" office:value="6.519412" calcext:value-type="float">
            <text:p>6.51941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0.57375" calcext:value-type="float">
            <text:p>80.57375</text:p>
          </table:table-cell>
          <table:table-cell office:value-type="float" office:value="4.76875" calcext:value-type="float">
            <text:p>4.7687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21" calcext:value-type="float">
            <text:p>0.000121</text:p>
          </table:table-cell>
          <table:table-cell office:value-type="string" calcext:value-type="string">
            <text:p><text:s text:c="2"/>GVWY</text:p>
          </table:table-cell>
          <table:table-cell office:value-type="float" office:value="67.98625" calcext:value-type="float">
            <text:p>67.98625</text:p>
          </table:table-cell>
          <table:table-cell office:value-type="float" office:value="7.282188" calcext:value-type="float">
            <text:p>7.28218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6.2" calcext:value-type="float">
            <text:p>166.2</text:p>
          </table:table-cell>
          <table:table-cell office:value-type="float" office:value="4.787" calcext:value-type="float">
            <text:p>4.78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39" calcext:value-type="float">
            <text:p>0.000139</text:p>
          </table:table-cell>
          <table:table-cell office:value-type="string" calcext:value-type="string">
            <text:p><text:s text:c="2"/>GVWY</text:p>
          </table:table-cell>
          <table:table-cell office:value-type="float" office:value="128.450333" calcext:value-type="float">
            <text:p>128.450333</text:p>
          </table:table-cell>
          <table:table-cell office:value-type="float" office:value="6.500333" calcext:value-type="float">
            <text:p>6.50033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8.815" calcext:value-type="float">
            <text:p>138.815</text:p>
          </table:table-cell>
          <table:table-cell office:value-type="float" office:value="4.486667" calcext:value-type="float">
            <text:p>4.4866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<text:s text:c="2"/>GVWY</text:p>
          </table:table-cell>
          <table:table-cell office:value-type="float" office:value="109.732857" calcext:value-type="float">
            <text:p>109.732857</text:p>
          </table:table-cell>
          <table:table-cell office:value-type="float" office:value="6.353571" calcext:value-type="float">
            <text:p>6.35357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2.04" calcext:value-type="float">
            <text:p>142.04</text:p>
          </table:table-cell>
          <table:table-cell office:value-type="float" office:value="4.958571" calcext:value-type="float">
            <text:p>4.95857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97" calcext:value-type="float">
            <text:p>9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1.189615" calcext:value-type="float">
            <text:p>111.189615</text:p>
          </table:table-cell>
          <table:table-cell office:value-type="float" office:value="6.601923" calcext:value-type="float">
            <text:p>6.60192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9.98375" calcext:value-type="float">
            <text:p>99.98375</text:p>
          </table:table-cell>
          <table:table-cell office:value-type="float" office:value="3.863125" calcext:value-type="float">
            <text:p>3.86312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99" calcext:value-type="float">
            <text:p>9.9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82.843333" calcext:value-type="float">
            <text:p>82.843333</text:p>
          </table:table-cell>
          <table:table-cell office:value-type="float" office:value="5.98875" calcext:value-type="float">
            <text:p>5.988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1.449444" calcext:value-type="float">
            <text:p>121.449444</text:p>
          </table:table-cell>
          <table:table-cell office:value-type="float" office:value="4.642778" calcext:value-type="float">
            <text:p>4.64277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86" calcext:value-type="float">
            <text:p>8.6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94.797727" calcext:value-type="float">
            <text:p>94.797727</text:p>
          </table:table-cell>
          <table:table-cell office:value-type="float" office:value="6.260909" calcext:value-type="float">
            <text:p>6.26090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6.0595" calcext:value-type="float">
            <text:p>106.0595</text:p>
          </table:table-cell>
          <table:table-cell office:value-type="float" office:value="3.9165" calcext:value-type="float">
            <text:p>3.916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84" calcext:value-type="float">
            <text:p>8.4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91.415" calcext:value-type="float">
            <text:p>91.415</text:p>
          </table:table-cell>
          <table:table-cell office:value-type="float" office:value="5.6815" calcext:value-type="float">
            <text:p>5.681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3.878182" calcext:value-type="float">
            <text:p>123.878182</text:p>
          </table:table-cell>
          <table:table-cell office:value-type="float" office:value="4.719091" calcext:value-type="float">
            <text:p>4.71909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68" calcext:value-type="float">
            <text:p>6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3.127778" calcext:value-type="float">
            <text:p>113.127778</text:p>
          </table:table-cell>
          <table:table-cell office:value-type="float" office:value="6.682778" calcext:value-type="float">
            <text:p>6.68277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9.657917" calcext:value-type="float">
            <text:p>89.657917</text:p>
          </table:table-cell>
          <table:table-cell office:value-type="float" office:value="3.81" calcext:value-type="float">
            <text:p>3.8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4" calcext:value-type="float">
            <text:p>6.4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86.173125" calcext:value-type="float">
            <text:p>86.173125</text:p>
          </table:table-cell>
          <table:table-cell office:value-type="float" office:value="5.6825" calcext:value-type="float">
            <text:p>5.68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5.970769" calcext:value-type="float">
            <text:p>145.970769</text:p>
          </table:table-cell>
          <table:table-cell office:value-type="float" office:value="4.493077" calcext:value-type="float">
            <text:p>4.49307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48" calcext:value-type="float">
            <text:p>4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40.337143" calcext:value-type="float">
            <text:p>140.337143</text:p>
          </table:table-cell>
          <table:table-cell office:value-type="float" office:value="6.280714" calcext:value-type="float">
            <text:p>6.2807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1.459286" calcext:value-type="float">
            <text:p>71.459286</text:p>
          </table:table-cell>
          <table:table-cell office:value-type="float" office:value="3.694286" calcext:value-type="float">
            <text:p>3.69428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4" calcext:value-type="float">
            <text:p>5.4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72.350833" calcext:value-type="float">
            <text:p>72.350833</text:p>
          </table:table-cell>
          <table:table-cell office:value-type="float" office:value="5.5825" calcext:value-type="float">
            <text:p>5.582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1.467333" calcext:value-type="float">
            <text:p>141.467333</text:p>
          </table:table-cell>
          <table:table-cell office:value-type="float" office:value="4.465" calcext:value-type="float">
            <text:p>4.4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37" calcext:value-type="float">
            <text:p>3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37.858" calcext:value-type="float">
            <text:p>137.858</text:p>
          </table:table-cell>
          <table:table-cell office:value-type="float" office:value="6.26" calcext:value-type="float">
            <text:p>6.2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0.601562" calcext:value-type="float">
            <text:p>100.601562</text:p>
          </table:table-cell>
          <table:table-cell office:value-type="float" office:value="3.610625" calcext:value-type="float">
            <text:p>3.61062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1.03625" calcext:value-type="float">
            <text:p>111.03625</text:p>
          </table:table-cell>
          <table:table-cell office:value-type="float" office:value="5.69875" calcext:value-type="float">
            <text:p>5.698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0.036471" calcext:value-type="float">
            <text:p>120.036471</text:p>
          </table:table-cell>
          <table:table-cell office:value-type="float" office:value="3.577353" calcext:value-type="float">
            <text:p>3.57735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46.035" calcext:value-type="float">
            <text:p>146.035</text:p>
          </table:table-cell>
          <table:table-cell office:value-type="float" office:value="5.7" calcext:value-type="float">
            <text:p>5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3.691667" calcext:value-type="float">
            <text:p>103.691667</text:p>
          </table:table-cell>
          <table:table-cell office:value-type="float" office:value="3.403056" calcext:value-type="float">
            <text:p>3.40305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45.8775" calcext:value-type="float">
            <text:p>145.8775</text:p>
          </table:table-cell>
          <table:table-cell office:value-type="float" office:value="5.5725" calcext:value-type="float">
            <text:p>5.572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8.551579" calcext:value-type="float">
            <text:p>118.551579</text:p>
          </table:table-cell>
          <table:table-cell office:value-type="float" office:value="4.142632" calcext:value-type="float">
            <text:p>4.14263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7.45" calcext:value-type="float">
            <text:p>157.45</text:p>
          </table:table-cell>
          <table:table-cell office:value-type="float" office:value="6.535" calcext:value-type="float">
            <text:p>6.53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5.835" calcext:value-type="float">
            <text:p>125.835</text:p>
          </table:table-cell>
          <table:table-cell office:value-type="float" office:value="7.67" calcext:value-type="float">
            <text:p>7.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.567895" calcext:value-type="float">
            <text:p>22.567895</text:p>
          </table:table-cell>
          <table:table-cell office:value-type="float" office:value="0.837895" calcext:value-type="float">
            <text:p>0.8378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14" calcext:value-type="float">
            <text:p>107.14</text:p>
          </table:table-cell>
          <table:table-cell office:value-type="float" office:value="5.795" calcext:value-type="float">
            <text:p>5.7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54.893056" calcext:value-type="float">
            <text:p>54.893056</text:p>
          </table:table-cell>
          <table:table-cell office:value-type="float" office:value="1.999444" calcext:value-type="float">
            <text:p>1.9994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3.55" calcext:value-type="float">
            <text:p>143.55</text:p>
          </table:table-cell>
          <table:table-cell office:value-type="float" office:value="5.39" calcext:value-type="float">
            <text:p>5.3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75.412353" calcext:value-type="float">
            <text:p>75.412353</text:p>
          </table:table-cell>
          <table:table-cell office:value-type="float" office:value="2.571176" calcext:value-type="float">
            <text:p>2.57117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3.7275" calcext:value-type="float">
            <text:p>123.7275</text:p>
          </table:table-cell>
          <table:table-cell office:value-type="float" office:value="5.935" calcext:value-type="float">
            <text:p>5.93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68.830625" calcext:value-type="float">
            <text:p>68.830625</text:p>
          </table:table-cell>
          <table:table-cell office:value-type="float" office:value="2.8275" calcext:value-type="float">
            <text:p>2.82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0.908" calcext:value-type="float">
            <text:p>130.908</text:p>
          </table:table-cell>
          <table:table-cell office:value-type="float" office:value="5.835" calcext:value-type="float">
            <text:p>5.8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75.409667" calcext:value-type="float">
            <text:p>75.409667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8.786667" calcext:value-type="float">
            <text:p>108.786667</text:p>
          </table:table-cell>
          <table:table-cell office:value-type="float" office:value="5.7825" calcext:value-type="float">
            <text:p>5.78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75.401429" calcext:value-type="float">
            <text:p>75.401429</text:p>
          </table:table-cell>
          <table:table-cell office:value-type="float" office:value="3.588929" calcext:value-type="float">
            <text:p>3.5889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2.591429" calcext:value-type="float">
            <text:p>132.591429</text:p>
          </table:table-cell>
          <table:table-cell office:value-type="float" office:value="5.965714" calcext:value-type="float">
            <text:p>5.96571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93.146154" calcext:value-type="float">
            <text:p>93.146154</text:p>
          </table:table-cell>
          <table:table-cell office:value-type="float" office:value="3.475769" calcext:value-type="float">
            <text:p>3.47576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3.3075" calcext:value-type="float">
            <text:p>123.3075</text:p>
          </table:table-cell>
          <table:table-cell office:value-type="float" office:value="6.07375" calcext:value-type="float">
            <text:p>6.07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97.644167" calcext:value-type="float">
            <text:p>97.644167</text:p>
          </table:table-cell>
          <table:table-cell office:value-type="float" office:value="4.06125" calcext:value-type="float">
            <text:p>4.06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5.725" calcext:value-type="float">
            <text:p>145.725</text:p>
          </table:table-cell>
          <table:table-cell office:value-type="float" office:value="6.556667" calcext:value-type="float">
            <text:p>6.55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10.933182" calcext:value-type="float">
            <text:p>110.933182</text:p>
          </table:table-cell>
          <table:table-cell office:value-type="float" office:value="4.207727" calcext:value-type="float">
            <text:p>4.20772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5.3885" calcext:value-type="float">
            <text:p>135.3885</text:p>
          </table:table-cell>
          <table:table-cell office:value-type="float" office:value="6.302" calcext:value-type="float">
            <text:p>6.30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12.4305" calcext:value-type="float">
            <text:p>112.4305</text:p>
          </table:table-cell>
          <table:table-cell office:value-type="float" office:value="4.3795" calcext:value-type="float">
            <text:p>4.37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7.309545" calcext:value-type="float">
            <text:p>137.309545</text:p>
          </table:table-cell>
          <table:table-cell office:value-type="float" office:value="6.084091" calcext:value-type="float">
            <text:p>6.08409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34.521667" calcext:value-type="float">
            <text:p>134.521667</text:p>
          </table:table-cell>
          <table:table-cell office:value-type="float" office:value="4.605" calcext:value-type="float">
            <text:p>4.6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8.987917" calcext:value-type="float">
            <text:p>88.987917</text:p>
          </table:table-cell>
          <table:table-cell office:value-type="float" office:value="6.1925" calcext:value-type="float">
            <text:p>6.19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91.91625" calcext:value-type="float">
            <text:p>91.91625</text:p>
          </table:table-cell>
          <table:table-cell office:value-type="float" office:value="4.964375" calcext:value-type="float">
            <text:p>4.96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9.988846" calcext:value-type="float">
            <text:p>119.988846</text:p>
          </table:table-cell>
          <table:table-cell office:value-type="float" office:value="6.362692" calcext:value-type="float">
            <text:p>6.3626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41.952143" calcext:value-type="float">
            <text:p>141.952143</text:p>
          </table:table-cell>
          <table:table-cell office:value-type="float" office:value="5.306429" calcext:value-type="float">
            <text:p>5.3064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1.1225" calcext:value-type="float">
            <text:p>131.1225</text:p>
          </table:table-cell>
          <table:table-cell office:value-type="float" office:value="6.545357" calcext:value-type="float">
            <text:p>6.54535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69.403333" calcext:value-type="float">
            <text:p>169.403333</text:p>
          </table:table-cell>
          <table:table-cell office:value-type="float" office:value="5.675833" calcext:value-type="float">
            <text:p>5.6758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9.500667" calcext:value-type="float">
            <text:p>129.500667</text:p>
          </table:table-cell>
          <table:table-cell office:value-type="float" office:value="6.764333" calcext:value-type="float">
            <text:p>6.764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3.27" calcext:value-type="float">
            <text:p>183.27</text:p>
          </table:table-cell>
          <table:table-cell office:value-type="float" office:value="6.107" calcext:value-type="float">
            <text:p>6.10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6.575625" calcext:value-type="float">
            <text:p>96.575625</text:p>
          </table:table-cell>
          <table:table-cell office:value-type="float" office:value="6.848125" calcext:value-type="float">
            <text:p>6.848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31.88" calcext:value-type="float">
            <text:p>131.88</text:p>
          </table:table-cell>
          <table:table-cell office:value-type="float" office:value="6.16125" calcext:value-type="float">
            <text:p>6.161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6.042059" calcext:value-type="float">
            <text:p>126.042059</text:p>
          </table:table-cell>
          <table:table-cell office:value-type="float" office:value="7.726471" calcext:value-type="float">
            <text:p>7.7264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77.168333" calcext:value-type="float">
            <text:p>177.168333</text:p>
          </table:table-cell>
          <table:table-cell office:value-type="float" office:value="6.471667" calcext:value-type="float">
            <text:p>6.471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6.4025" calcext:value-type="float">
            <text:p>106.4025</text:p>
          </table:table-cell>
          <table:table-cell office:value-type="float" office:value="7.261944" calcext:value-type="float">
            <text:p>7.2619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63.8775" calcext:value-type="float">
            <text:p>163.8775</text:p>
          </table:table-cell>
          <table:table-cell office:value-type="float" office:value="6.5775" calcext:value-type="float">
            <text:p>6.57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66.531579" calcext:value-type="float">
            <text:p>66.531579</text:p>
          </table:table-cell>
          <table:table-cell office:value-type="float" office:value="7.303684" calcext:value-type="float">
            <text:p>7.30368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07.385" calcext:value-type="float">
            <text:p>107.385</text:p>
          </table:table-cell>
          <table:table-cell office:value-type="float" office:value="7.025" calcext:value-type="float">
            <text:p>7.02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1.626053" calcext:value-type="float">
            <text:p>61.626053</text:p>
          </table:table-cell>
          <table:table-cell office:value-type="float" office:value="2.766316" calcext:value-type="float">
            <text:p>2.76631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8.55" calcext:value-type="float">
            <text:p>98.55</text:p>
          </table:table-cell>
          <table:table-cell office:value-type="float" office:value="3.905" calcext:value-type="float">
            <text:p>3.9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6" calcext:value-type="float">
            <text:p>1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406389" calcext:value-type="float">
            <text:p>105.406389</text:p>
          </table:table-cell>
          <table:table-cell office:value-type="float" office:value="3.5975" calcext:value-type="float">
            <text:p>3.597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4.92" calcext:value-type="float">
            <text:p>114.92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1" calcext:value-type="float">
            <text:p>3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4.741176" calcext:value-type="float">
            <text:p>74.741176</text:p>
          </table:table-cell>
          <table:table-cell office:value-type="float" office:value="3.586471" calcext:value-type="float">
            <text:p>3.5864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4.748333" calcext:value-type="float">
            <text:p>84.748333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8.135" calcext:value-type="float">
            <text:p>118.135</text:p>
          </table:table-cell>
          <table:table-cell office:value-type="float" office:value="4.462187" calcext:value-type="float">
            <text:p>4.46218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31" calcext:value-type="float">
            <text:p>3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6.84" calcext:value-type="float">
            <text:p>116.84</text:p>
          </table:table-cell>
          <table:table-cell office:value-type="float" office:value="4.25875" calcext:value-type="float">
            <text:p>4.2587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3.213" calcext:value-type="float">
            <text:p>123.213</text:p>
          </table:table-cell>
          <table:table-cell office:value-type="float" office:value="3.765" calcext:value-type="float">
            <text:p>3.76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8" calcext:value-type="float">
            <text:p>3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8.2" calcext:value-type="float">
            <text:p>118.2</text:p>
          </table:table-cell>
          <table:table-cell office:value-type="float" office:value="3.774" calcext:value-type="float">
            <text:p>3.774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1.908214" calcext:value-type="float">
            <text:p>131.908214</text:p>
          </table:table-cell>
          <table:table-cell office:value-type="float" office:value="4.404643" calcext:value-type="float">
            <text:p>4.40464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8" calcext:value-type="float">
            <text:p>3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7.385833" calcext:value-type="float">
            <text:p>127.385833</text:p>
          </table:table-cell>
          <table:table-cell office:value-type="float" office:value="4.265" calcext:value-type="float">
            <text:p>4.26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6.248462" calcext:value-type="float">
            <text:p>96.248462</text:p>
          </table:table-cell>
          <table:table-cell office:value-type="float" office:value="3.620385" calcext:value-type="float">
            <text:p>3.62038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0.920714" calcext:value-type="float">
            <text:p>90.920714</text:p>
          </table:table-cell>
          <table:table-cell office:value-type="float" office:value="3.602143" calcext:value-type="float">
            <text:p>3.60214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7.227083" calcext:value-type="float">
            <text:p>117.227083</text:p>
          </table:table-cell>
          <table:table-cell office:value-type="float" office:value="3.73875" calcext:value-type="float">
            <text:p>3.7387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7" calcext:value-type="float">
            <text:p>5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2.3875" calcext:value-type="float">
            <text:p>112.3875</text:p>
          </table:table-cell>
          <table:table-cell office:value-type="float" office:value="3.63625" calcext:value-type="float">
            <text:p>3.6362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0.745909" calcext:value-type="float">
            <text:p>90.745909</text:p>
          </table:table-cell>
          <table:table-cell office:value-type="float" office:value="3.460455" calcext:value-type="float">
            <text:p>3.46045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55" calcext:value-type="float">
            <text:p>5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0.395" calcext:value-type="float">
            <text:p>80.395</text:p>
          </table:table-cell>
          <table:table-cell office:value-type="float" office:value="3.367778" calcext:value-type="float">
            <text:p>3.36777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6.146" calcext:value-type="float">
            <text:p>126.146</text:p>
          </table:table-cell>
          <table:table-cell office:value-type="float" office:value="4.366" calcext:value-type="float">
            <text:p>4.36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65" calcext:value-type="float">
            <text:p>6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0.3545" calcext:value-type="float">
            <text:p>120.3545</text:p>
          </table:table-cell>
          <table:table-cell office:value-type="float" office:value="4.1175" calcext:value-type="float">
            <text:p>4.117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3.727778" calcext:value-type="float">
            <text:p>83.727778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71" calcext:value-type="float">
            <text:p>7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9.995" calcext:value-type="float">
            <text:p>79.995</text:p>
          </table:table-cell>
          <table:table-cell office:value-type="float" office:value="3.573182" calcext:value-type="float">
            <text:p>3.57318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005625" calcext:value-type="float">
            <text:p>105.005625</text:p>
          </table:table-cell>
          <table:table-cell office:value-type="float" office:value="4.30875" calcext:value-type="float">
            <text:p>4.3087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63" calcext:value-type="float">
            <text:p>6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2.277917" calcext:value-type="float">
            <text:p>102.277917</text:p>
          </table:table-cell>
          <table:table-cell office:value-type="float" office:value="4.209167" calcext:value-type="float">
            <text:p>4.20916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9.768571" calcext:value-type="float">
            <text:p>99.768571</text:p>
          </table:table-cell>
          <table:table-cell office:value-type="float" office:value="3.655714" calcext:value-type="float">
            <text:p>3.65571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85" calcext:value-type="float">
            <text:p>8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3.256923" calcext:value-type="float">
            <text:p>93.256923</text:p>
          </table:table-cell>
          <table:table-cell office:value-type="float" office:value="3.586154" calcext:value-type="float">
            <text:p>3.58615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7.070833" calcext:value-type="float">
            <text:p>107.070833</text:p>
          </table:table-cell>
          <table:table-cell office:value-type="float" office:value="3.8325" calcext:value-type="float">
            <text:p>3.832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6.973929" calcext:value-type="float">
            <text:p>96.973929</text:p>
          </table:table-cell>
          <table:table-cell office:value-type="float" office:value="3.540714" calcext:value-type="float">
            <text:p>3.54071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3.368" calcext:value-type="float">
            <text:p>93.368</text:p>
          </table:table-cell>
          <table:table-cell office:value-type="float" office:value="3.674" calcext:value-type="float">
            <text:p>3.67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81" calcext:value-type="float">
            <text:p>8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5.695" calcext:value-type="float">
            <text:p>75.695</text:p>
          </table:table-cell>
          <table:table-cell office:value-type="float" office:value="3.388333" calcext:value-type="float">
            <text:p>3.38833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2.3025" calcext:value-type="float">
            <text:p>82.3025</text:p>
          </table:table-cell>
          <table:table-cell office:value-type="float" office:value="3.5875" calcext:value-type="float">
            <text:p>3.58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85" calcext:value-type="float">
            <text:p>8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2.340937" calcext:value-type="float">
            <text:p>82.340937</text:p>
          </table:table-cell>
          <table:table-cell office:value-type="float" office:value="3.515312" calcext:value-type="float">
            <text:p>3.515312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7.273333" calcext:value-type="float">
            <text:p>117.273333</text:p>
          </table:table-cell>
          <table:table-cell office:value-type="float" office:value="4.591667" calcext:value-type="float">
            <text:p>4.5916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5.757353" calcext:value-type="float">
            <text:p>105.757353</text:p>
          </table:table-cell>
          <table:table-cell office:value-type="float" office:value="4.094706" calcext:value-type="float">
            <text:p>4.0947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4.19" calcext:value-type="float">
            <text:p>84.19</text:p>
          </table:table-cell>
          <table:table-cell office:value-type="float" office:value="3.58" calcext:value-type="float">
            <text:p>3.5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99" calcext:value-type="float">
            <text:p>9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1.853889" calcext:value-type="float">
            <text:p>81.853889</text:p>
          </table:table-cell>
          <table:table-cell office:value-type="float" office:value="3.5625" calcext:value-type="float">
            <text:p>3.562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0.66" calcext:value-type="float">
            <text:p>130.66</text:p>
          </table:table-cell>
          <table:table-cell office:value-type="float" office:value="3.97" calcext:value-type="float">
            <text:p>3.9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129" calcext:value-type="float">
            <text:p>0.000129</text:p>
          </table:table-cell>
          <table:table-cell office:value-type="string" calcext:value-type="string">
            <text:p><text:s text:c="2"/>ZIP</text:p>
          </table:table-cell>
          <table:table-cell office:value-type="float" office:value="106.218947" calcext:value-type="float">
            <text:p>106.218947</text:p>
          </table:table-cell>
          <table:table-cell office:value-type="float" office:value="3.453684" calcext:value-type="float">
            <text:p>3.45368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.029474" calcext:value-type="float">
            <text:p>9.029474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004447" calcext:value-type="float">
            <text:p>0.004447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4.62" calcext:value-type="float">
            <text:p>34.62</text:p>
          </table:table-cell>
          <table:table-cell office:value-type="float" office:value="0.68" calcext:value-type="float">
            <text:p>0.6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.831944" calcext:value-type="float">
            <text:p>6.831944</text:p>
          </table:table-cell>
          <table:table-cell office:value-type="float" office:value="0.341944" calcext:value-type="float">
            <text:p>0.341944</text:p>
          </table:table-cell>
          <table:table-cell office:value-type="float" office:value="0.004294" calcext:value-type="float">
            <text:p>0.004294</text:p>
          </table:table-cell>
          <table:table-cell office:value-type="float" office:value="0.000031" calcext:value-type="float">
            <text:p>3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0.365" calcext:value-type="float">
            <text:p>30.365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.317353" calcext:value-type="float">
            <text:p>7.317353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4.948333" calcext:value-type="float">
            <text:p>34.948333</text:p>
          </table:table-cell>
          <table:table-cell office:value-type="float" office:value="0.736667" calcext:value-type="float">
            <text:p>0.73666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.122188" calcext:value-type="float">
            <text:p>8.122188</text:p>
          </table:table-cell>
          <table:table-cell office:value-type="float" office:value="0.440937" calcext:value-type="float">
            <text:p>0.440937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1.07625" calcext:value-type="float">
            <text:p>31.07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.026667" calcext:value-type="float">
            <text:p>13.0266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4.411" calcext:value-type="float">
            <text:p>34.411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.210357" calcext:value-type="float">
            <text:p>12.210357</text:p>
          </table:table-cell>
          <table:table-cell office:value-type="float" office:value="0.581429" calcext:value-type="float">
            <text:p>0.581429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00033" calcext:value-type="float">
            <text:p>3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5.789167" calcext:value-type="float">
            <text:p>35.789167</text:p>
          </table:table-cell>
          <table:table-cell office:value-type="float" office:value="0.78" calcext:value-type="float">
            <text:p>0.7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13" calcext:value-type="float">
            <text:p>1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.701538" calcext:value-type="float">
            <text:p>8.701538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8.736429" calcext:value-type="float">
            <text:p>18.736429</text:p>
          </table:table-cell>
          <table:table-cell office:value-type="float" office:value="0.560714" calcext:value-type="float">
            <text:p>0.560714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413333" calcext:value-type="float">
            <text:p>17.413333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2.51875" calcext:value-type="float">
            <text:p>32.51875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.272727" calcext:value-type="float">
            <text:p>21.272727</text:p>
          </table:table-cell>
          <table:table-cell office:value-type="float" office:value="0.805455" calcext:value-type="float">
            <text:p>0.805455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3.033889" calcext:value-type="float">
            <text:p>33.033889</text:p>
          </table:table-cell>
          <table:table-cell office:value-type="float" office:value="0.8" calcext:value-type="float">
            <text:p>0.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.205" calcext:value-type="float">
            <text:p>25.20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4496" calcext:value-type="float">
            <text:p>0.004496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5.001" calcext:value-type="float">
            <text:p>35.001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234445" calcext:value-type="float">
            <text:p>15.234445</text:p>
          </table:table-cell>
          <table:table-cell office:value-type="float" office:value="0.739444" calcext:value-type="float">
            <text:p>0.739444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0.000033" calcext:value-type="float">
            <text:p>3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6.403182" calcext:value-type="float">
            <text:p>16.403182</text:p>
          </table:table-cell>
          <table:table-cell office:value-type="float" office:value="0.469546" calcext:value-type="float">
            <text:p>0.46954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3" calcext:value-type="float">
            <text:p>1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2.471875" calcext:value-type="float">
            <text:p>42.471875</text:p>
          </table:table-cell>
          <table:table-cell office:value-type="float" office:value="1.48" calcext:value-type="float">
            <text:p>1.48</text:p>
          </table:table-cell>
          <table:table-cell office:value-type="float" office:value="0.004514" calcext:value-type="float">
            <text:p>0.004514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9.470833" calcext:value-type="float">
            <text:p>39.470833</text:p>
          </table:table-cell>
          <table:table-cell office:value-type="float" office:value="1.018333" calcext:value-type="float">
            <text:p>1.01833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.213571" calcext:value-type="float">
            <text:p>22.213571</text:p>
          </table:table-cell>
          <table:table-cell office:value-type="float" office:value="1.216429" calcext:value-type="float">
            <text:p>1.216429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.000037" calcext:value-type="float">
            <text:p>3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.616154" calcext:value-type="float">
            <text:p>14.616154</text:p>
          </table:table-cell>
          <table:table-cell office:value-type="float" office:value="0.595769" calcext:value-type="float">
            <text:p>0.59576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.304167" calcext:value-type="float">
            <text:p>28.304167</text:p>
          </table:table-cell>
          <table:table-cell office:value-type="float" office:value="1.3775" calcext:value-type="float">
            <text:p>1.3775</text:p>
          </table:table-cell>
          <table:table-cell office:value-type="float" office:value="0.004895" calcext:value-type="float">
            <text:p>0.00489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.986071" calcext:value-type="float">
            <text:p>17.986071</text:p>
          </table:table-cell>
          <table:table-cell office:value-type="float" office:value="0.681429" calcext:value-type="float">
            <text:p>0.68142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5.634" calcext:value-type="float">
            <text:p>35.634</text:p>
          </table:table-cell>
          <table:table-cell office:value-type="float" office:value="1.51" calcext:value-type="float">
            <text:p>1.51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0.897" calcext:value-type="float">
            <text:p>20.897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5.78625" calcext:value-type="float">
            <text:p>45.78625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3.140625" calcext:value-type="float">
            <text:p>23.140625</text:p>
          </table:table-cell>
          <table:table-cell office:value-type="float" office:value="0.83375" calcext:value-type="float">
            <text:p>0.8337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12" calcext:value-type="float">
            <text:p>1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8.44" calcext:value-type="float">
            <text:p>58.44</text:p>
          </table:table-cell>
          <table:table-cell office:value-type="float" office:value="2.036667" calcext:value-type="float">
            <text:p>2.036667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3.516471" calcext:value-type="float">
            <text:p>33.516471</text:p>
          </table:table-cell>
          <table:table-cell office:value-type="float" office:value="1.033824" calcext:value-type="float">
            <text:p>1.033824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5.195" calcext:value-type="float">
            <text:p>95.195</text:p>
          </table:table-cell>
          <table:table-cell office:value-type="float" office:value="2.515" calcext:value-type="float">
            <text:p>2.515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9.911667" calcext:value-type="float">
            <text:p>49.911667</text:p>
          </table:table-cell>
          <table:table-cell office:value-type="float" office:value="1.325556" calcext:value-type="float">
            <text:p>1.32555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4.305" calcext:value-type="float">
            <text:p>74.305</text:p>
          </table:table-cell>
          <table:table-cell office:value-type="float" office:value="2.59" calcext:value-type="float">
            <text:p>2.59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31.066316" calcext:value-type="float">
            <text:p>31.066316</text:p>
          </table:table-cell>
          <table:table-cell office:value-type="float" office:value="1.046053" calcext:value-type="float">
            <text:p>1.04605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0.573158" calcext:value-type="float">
            <text:p>110.573158</text:p>
          </table:table-cell>
          <table:table-cell office:value-type="float" office:value="3.340789" calcext:value-type="float">
            <text:p>3.34078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3.13" calcext:value-type="float">
            <text:p>3.13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1.731944" calcext:value-type="float">
            <text:p>61.731944</text:p>
          </table:table-cell>
          <table:table-cell office:value-type="float" office:value="2.275" calcext:value-type="float">
            <text:p>2.275</text:p>
          </table:table-cell>
          <table:table-cell table:number-columns-repeated="2" office:value-type="float" office:value="0.000025" calcext:value-type="float">
            <text:p>2.5E-05</text:p>
          </table:table-cell>
          <table:table-cell office:value-type="string" calcext:value-type="string">
            <text:p><text:s text:c="2"/>GDX</text:p>
          </table:table-cell>
          <table:table-cell office:value-type="float" office:value="58.575" calcext:value-type="float">
            <text:p>58.575</text:p>
          </table:table-cell>
          <table:table-cell office:value-type="float" office:value="2.5375" calcext:value-type="float">
            <text:p>2.5375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5.695882" calcext:value-type="float">
            <text:p>55.695882</text:p>
          </table:table-cell>
          <table:table-cell office:value-type="float" office:value="1.994412" calcext:value-type="float">
            <text:p>1.99441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43" calcext:value-type="float">
            <text:p>4.3E-05</text:p>
          </table:table-cell>
          <table:table-cell office:value-type="string" calcext:value-type="string">
            <text:p><text:s text:c="2"/>GDX</text:p>
          </table:table-cell>
          <table:table-cell office:value-type="float" office:value="61.395" calcext:value-type="float">
            <text:p>61.395</text:p>
          </table:table-cell>
          <table:table-cell office:value-type="float" office:value="2.325" calcext:value-type="float">
            <text:p>2.325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42.10125" calcext:value-type="float">
            <text:p>42.10125</text:p>
          </table:table-cell>
          <table:table-cell office:value-type="float" office:value="1.6575" calcext:value-type="float">
            <text:p>1.657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4" calcext:value-type="float">
            <text:p>4.4E-05</text:p>
          </table:table-cell>
          <table:table-cell office:value-type="string" calcext:value-type="string">
            <text:p><text:s text:c="2"/>GDX</text:p>
          </table:table-cell>
          <table:table-cell office:value-type="float" office:value="43.10875" calcext:value-type="float">
            <text:p>43.10875</text:p>
          </table:table-cell>
          <table:table-cell office:value-type="float" office:value="2.01125" calcext:value-type="float">
            <text:p>2.01125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6.854333" calcext:value-type="float">
            <text:p>76.854333</text:p>
          </table:table-cell>
          <table:table-cell office:value-type="float" office:value="2.419333" calcext:value-type="float">
            <text:p>2.41933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48" calcext:value-type="float">
            <text:p>4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70.643" calcext:value-type="float">
            <text:p>70.643</text:p>
          </table:table-cell>
          <table:table-cell office:value-type="float" office:value="2.425" calcext:value-type="float">
            <text:p>2.425</text:p>
          </table:table-cell>
          <table:table-cell office:value-type="float" office:value="0.002911" calcext:value-type="float">
            <text:p>0.002911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3.734286" calcext:value-type="float">
            <text:p>33.734286</text:p>
          </table:table-cell>
          <table:table-cell office:value-type="float" office:value="1.328929" calcext:value-type="float">
            <text:p>1.32892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62" calcext:value-type="float">
            <text:p>6.2E-05</text:p>
          </table:table-cell>
          <table:table-cell office:value-type="string" calcext:value-type="string">
            <text:p><text:s text:c="2"/>GDX</text:p>
          </table:table-cell>
          <table:table-cell office:value-type="float" office:value="37.115833" calcext:value-type="float">
            <text:p>37.115833</text:p>
          </table:table-cell>
          <table:table-cell office:value-type="float" office:value="1.781667" calcext:value-type="float">
            <text:p>1.781667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41.093462" calcext:value-type="float">
            <text:p>41.093462</text:p>
          </table:table-cell>
          <table:table-cell office:value-type="float" office:value="1.371538" calcext:value-type="float">
            <text:p>1.37153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7" calcext:value-type="float">
            <text:p>6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38.212143" calcext:value-type="float">
            <text:p>38.212143</text:p>
          </table:table-cell>
          <table:table-cell office:value-type="float" office:value="1.623571" calcext:value-type="float">
            <text:p>1.623571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.18125" calcext:value-type="float">
            <text:p>12.18125</text:p>
          </table:table-cell>
          <table:table-cell office:value-type="float" office:value="0.695417" calcext:value-type="float">
            <text:p>0.69541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75" calcext:value-type="float">
            <text:p>7.5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8.32" calcext:value-type="float">
            <text:p>18.32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003" calcext:value-type="float">
            <text:p>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8.627273" calcext:value-type="float">
            <text:p>58.627273</text:p>
          </table:table-cell>
          <table:table-cell office:value-type="float" office:value="1.616818" calcext:value-type="float">
            <text:p>1.61681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58" calcext:value-type="float">
            <text:p>5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50.292222" calcext:value-type="float">
            <text:p>50.292222</text:p>
          </table:table-cell>
          <table:table-cell office:value-type="float" office:value="1.571667" calcext:value-type="float">
            <text:p>1.571667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.424" calcext:value-type="float">
            <text:p>13.424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73" calcext:value-type="float">
            <text:p>7.3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6.5445" calcext:value-type="float">
            <text:p>16.5445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005085" calcext:value-type="float">
            <text:p>0.00508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.59" calcext:value-type="float">
            <text:p>14.59</text:p>
          </table:table-cell>
          <table:table-cell office:value-type="float" office:value="0.505556" calcext:value-type="float">
            <text:p>0.505556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62" calcext:value-type="float">
            <text:p>6.2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.316818" calcext:value-type="float">
            <text:p>12.316818</text:p>
          </table:table-cell>
          <table:table-cell office:value-type="float" office:value="0.658182" calcext:value-type="float">
            <text:p>0.658182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0.000039" calcext:value-type="float">
            <text:p>3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7.369375" calcext:value-type="float">
            <text:p>37.369375</text:p>
          </table:table-cell>
          <table:table-cell office:value-type="float" office:value="1.346875" calcext:value-type="float">
            <text:p>1.34687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3" calcext:value-type="float">
            <text:p>5.3E-05</text:p>
          </table:table-cell>
          <table:table-cell office:value-type="string" calcext:value-type="string">
            <text:p><text:s text:c="2"/>GDX</text:p>
          </table:table-cell>
          <table:table-cell office:value-type="float" office:value="28.0375" calcext:value-type="float">
            <text:p>28.0375</text:p>
          </table:table-cell>
          <table:table-cell office:value-type="float" office:value="1.147917" calcext:value-type="float">
            <text:p>1.147917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000026" calcext:value-type="float">
            <text:p>2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.371429" calcext:value-type="float">
            <text:p>10.371429</text:p>
          </table:table-cell>
          <table:table-cell office:value-type="float" office:value="0.281429" calcext:value-type="float">
            <text:p>0.28142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2" calcext:value-type="float">
            <text:p>8.2E-05</text:p>
          </table:table-cell>
          <table:table-cell office:value-type="string" calcext:value-type="string">
            <text:p><text:s text:c="2"/>GDX</text:p>
          </table:table-cell>
          <table:table-cell office:value-type="float" office:value="9.511923" calcext:value-type="float">
            <text:p>9.511923</text:p>
          </table:table-cell>
          <table:table-cell office:value-type="float" office:value="0.346923" calcext:value-type="float">
            <text:p>0.346923</text:p>
          </table:table-cell>
          <table:table-cell office:value-type="float" office:value="0.006308" calcext:value-type="float">
            <text:p>0.006308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.605" calcext:value-type="float">
            <text:p>20.605</text:p>
          </table:table-cell>
          <table:table-cell office:value-type="float" office:value="0.590833" calcext:value-type="float">
            <text:p>0.59083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56" calcext:value-type="float">
            <text:p>5.6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8.028214" calcext:value-type="float">
            <text:p>18.028214</text:p>
          </table:table-cell>
          <table:table-cell office:value-type="float" office:value="0.631429" calcext:value-type="float">
            <text:p>0.631429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.749" calcext:value-type="float">
            <text:p>17.749</text:p>
          </table:table-cell>
          <table:table-cell office:value-type="float" office:value="0.607" calcext:value-type="float">
            <text:p>0.60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7" calcext:value-type="float">
            <text:p>6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.483667" calcext:value-type="float">
            <text:p>12.483667</text:p>
          </table:table-cell>
          <table:table-cell office:value-type="float" office:value="0.580667" calcext:value-type="float">
            <text:p>0.580667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.56375" calcext:value-type="float">
            <text:p>21.56375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88" calcext:value-type="float">
            <text:p>8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8.7375" calcext:value-type="float">
            <text:p>8.7375</text:p>
          </table:table-cell>
          <table:table-cell office:value-type="float" office:value="0.480625" calcext:value-type="float">
            <text:p>0.480625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.000024" calcext:value-type="float">
            <text:p>2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.163333" calcext:value-type="float">
            <text:p>11.163333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83" calcext:value-type="float">
            <text:p>8.3E-05</text:p>
          </table:table-cell>
          <table:table-cell office:value-type="string" calcext:value-type="string">
            <text:p><text:s text:c="2"/>GDX</text:p>
          </table:table-cell>
          <table:table-cell office:value-type="float" office:value="7.175588" calcext:value-type="float">
            <text:p>7.175588</text:p>
          </table:table-cell>
          <table:table-cell office:value-type="float" office:value="0.348824" calcext:value-type="float">
            <text:p>0.348824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000026" calcext:value-type="float">
            <text:p>2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6.385" calcext:value-type="float">
            <text:p>56.385</text:p>
          </table:table-cell>
          <table:table-cell office:value-type="float" office:value="1.13" calcext:value-type="float">
            <text:p>1.1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4" calcext:value-type="float">
            <text:p>7.4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5.49" calcext:value-type="float">
            <text:p>15.49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.03" calcext:value-type="float">
            <text:p>30.03</text:p>
          </table:table-cell>
          <table:table-cell office:value-type="float" office:value="0.5" calcext:value-type="float">
            <text:p>0.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67" calcext:value-type="float">
            <text:p>6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7.817895" calcext:value-type="float">
            <text:p>7.817895</text:p>
          </table:table-cell>
          <table:table-cell office:value-type="float" office:value="0.246053" calcext:value-type="float">
            <text:p>0.246053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0029" calcext:value-type="float">
            <text:p>2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3.165" calcext:value-type="float">
            <text:p>63.165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8.994737" calcext:value-type="float">
            <text:p>88.994737</text:p>
          </table:table-cell>
          <table:table-cell office:value-type="float" office:value="3.410789" calcext:value-type="float">
            <text:p>3.41078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7.31" calcext:value-type="float">
            <text:p>47.31</text:p>
          </table:table-cell>
          <table:table-cell office:value-type="float" office:value="1.51" calcext:value-type="float">
            <text:p>1.5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4.515278" calcext:value-type="float">
            <text:p>74.515278</text:p>
          </table:table-cell>
          <table:table-cell office:value-type="float" office:value="3.193056" calcext:value-type="float">
            <text:p>3.19305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0.941667" calcext:value-type="float">
            <text:p>50.941667</text:p>
          </table:table-cell>
          <table:table-cell office:value-type="float" office:value="1.555" calcext:value-type="float">
            <text:p>1.55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9.760588" calcext:value-type="float">
            <text:p>89.760588</text:p>
          </table:table-cell>
          <table:table-cell office:value-type="float" office:value="3.545882" calcext:value-type="float">
            <text:p>3.5458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9" calcext:value-type="float">
            <text:p>1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4.83" calcext:value-type="float">
            <text:p>44.83</text:p>
          </table:table-cell>
          <table:table-cell office:value-type="float" office:value="1.4" calcext:value-type="float">
            <text:p>1.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4.1625" calcext:value-type="float">
            <text:p>84.1625</text:p>
          </table:table-cell>
          <table:table-cell office:value-type="float" office:value="3.598438" calcext:value-type="float">
            <text:p>3.59843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2.161" calcext:value-type="float">
            <text:p>52.161</text:p>
          </table:table-cell>
          <table:table-cell office:value-type="float" office:value="1.614" calcext:value-type="float">
            <text:p>1.61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6.916333" calcext:value-type="float">
            <text:p>96.916333</text:p>
          </table:table-cell>
          <table:table-cell office:value-type="float" office:value="3.72" calcext:value-type="float">
            <text:p>3.7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8.485" calcext:value-type="float">
            <text:p>48.485</text:p>
          </table:table-cell>
          <table:table-cell office:value-type="float" office:value="1.551667" calcext:value-type="float">
            <text:p>1.55166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6.811071" calcext:value-type="float">
            <text:p>86.811071</text:p>
          </table:table-cell>
          <table:table-cell office:value-type="float" office:value="3.698571" calcext:value-type="float">
            <text:p>3.69857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6" calcext:value-type="float">
            <text:p>1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7.105714" calcext:value-type="float">
            <text:p>67.105714</text:p>
          </table:table-cell>
          <table:table-cell office:value-type="float" office:value="2.061429" calcext:value-type="float">
            <text:p>2.06142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5.352308" calcext:value-type="float">
            <text:p>115.352308</text:p>
          </table:table-cell>
          <table:table-cell office:value-type="float" office:value="4.674231" calcext:value-type="float">
            <text:p>4.67423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0.920625" calcext:value-type="float">
            <text:p>40.920625</text:p>
          </table:table-cell>
          <table:table-cell office:value-type="float" office:value="1.550625" calcext:value-type="float">
            <text:p>1.55062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0.180417" calcext:value-type="float">
            <text:p>90.180417</text:p>
          </table:table-cell>
          <table:table-cell office:value-type="float" office:value="4.12125" calcext:value-type="float">
            <text:p>4.1212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8.101667" calcext:value-type="float">
            <text:p>68.101667</text:p>
          </table:table-cell>
          <table:table-cell office:value-type="float" office:value="1.769444" calcext:value-type="float">
            <text:p>1.76944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1.301364" calcext:value-type="float">
            <text:p>121.301364</text:p>
          </table:table-cell>
          <table:table-cell office:value-type="float" office:value="4.24" calcext:value-type="float">
            <text:p>4.2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9.142" calcext:value-type="float">
            <text:p>59.142</text:p>
          </table:table-cell>
          <table:table-cell office:value-type="float" office:value="1.7315" calcext:value-type="float">
            <text:p>1.731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3.5275" calcext:value-type="float">
            <text:p>113.5275</text:p>
          </table:table-cell>
          <table:table-cell office:value-type="float" office:value="4.3615" calcext:value-type="float">
            <text:p>4.36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83.746818" calcext:value-type="float">
            <text:p>83.746818</text:p>
          </table:table-cell>
          <table:table-cell office:value-type="float" office:value="1.995455" calcext:value-type="float">
            <text:p>1.99545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7.953889" calcext:value-type="float">
            <text:p>147.953889</text:p>
          </table:table-cell>
          <table:table-cell office:value-type="float" office:value="4.394444" calcext:value-type="float">
            <text:p>4.3944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3.2625" calcext:value-type="float">
            <text:p>63.2625</text:p>
          </table:table-cell>
          <table:table-cell office:value-type="float" office:value="1.769167" calcext:value-type="float">
            <text:p>1.76916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3.27625" calcext:value-type="float">
            <text:p>123.27625</text:p>
          </table:table-cell>
          <table:table-cell office:value-type="float" office:value="4.5725" calcext:value-type="float">
            <text:p>4.57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9.287692" calcext:value-type="float">
            <text:p>49.287692</text:p>
          </table:table-cell>
          <table:table-cell office:value-type="float" office:value="1.591538" calcext:value-type="float">
            <text:p>1.59153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1.785" calcext:value-type="float">
            <text:p>111.785</text:p>
          </table:table-cell>
          <table:table-cell office:value-type="float" office:value="4.691429" calcext:value-type="float">
            <text:p>4.691429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2.681429" calcext:value-type="float">
            <text:p>52.681429</text:p>
          </table:table-cell>
          <table:table-cell office:value-type="float" office:value="1.746429" calcext:value-type="float">
            <text:p>1.74642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8.933333" calcext:value-type="float">
            <text:p>118.933333</text:p>
          </table:table-cell>
          <table:table-cell office:value-type="float" office:value="4.9" calcext:value-type="float">
            <text:p>4.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2.48" calcext:value-type="float">
            <text:p>42.48</text:p>
          </table:table-cell>
          <table:table-cell office:value-type="float" office:value="1.478667" calcext:value-type="float">
            <text:p>1.4786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9.742" calcext:value-type="float">
            <text:p>99.742</text:p>
          </table:table-cell>
          <table:table-cell office:value-type="float" office:value="4.876" calcext:value-type="float">
            <text:p>4.87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3.984687" calcext:value-type="float">
            <text:p>63.984687</text:p>
          </table:table-cell>
          <table:table-cell office:value-type="float" office:value="2.116563" calcext:value-type="float">
            <text:p>2.11656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8.99" calcext:value-type="float">
            <text:p>138.99</text:p>
          </table:table-cell>
          <table:table-cell office:value-type="float" office:value="6.09375" calcext:value-type="float">
            <text:p>6.09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1.548235" calcext:value-type="float">
            <text:p>41.548235</text:p>
          </table:table-cell>
          <table:table-cell office:value-type="float" office:value="1.369118" calcext:value-type="float">
            <text:p>1.3691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2.005" calcext:value-type="float">
            <text:p>102.005</text:p>
          </table:table-cell>
          <table:table-cell office:value-type="float" office:value="5.001667" calcext:value-type="float">
            <text:p>5.0016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1.151667" calcext:value-type="float">
            <text:p>41.151667</text:p>
          </table:table-cell>
          <table:table-cell office:value-type="float" office:value="1.503333" calcext:value-type="float">
            <text:p>1.5033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2.9475" calcext:value-type="float">
            <text:p>112.9475</text:p>
          </table:table-cell>
          <table:table-cell office:value-type="float" office:value="5.63" calcext:value-type="float">
            <text:p>5.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9.080263" calcext:value-type="float">
            <text:p>69.080263</text:p>
          </table:table-cell>
          <table:table-cell office:value-type="float" office:value="2.003421" calcext:value-type="float">
            <text:p>2.00342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7.86" calcext:value-type="float">
            <text:p>157.86</text:p>
          </table:table-cell>
          <table:table-cell office:value-type="float" office:value="5.835" calcext:value-type="float">
            <text:p>5.83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6.373158" calcext:value-type="float">
            <text:p>66.373158</text:p>
          </table:table-cell>
          <table:table-cell office:value-type="float" office:value="2.544211" calcext:value-type="float">
            <text:p>2.54421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7.805" calcext:value-type="float">
            <text:p>47.805</text:p>
          </table:table-cell>
          <table:table-cell office:value-type="float" office:value="1.435" calcext:value-type="float">
            <text:p>1.43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5.956667" calcext:value-type="float">
            <text:p>65.956667</text:p>
          </table:table-cell>
          <table:table-cell office:value-type="float" office:value="2.551667" calcext:value-type="float">
            <text:p>2.55166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6.7725" calcext:value-type="float">
            <text:p>46.7725</text:p>
          </table:table-cell>
          <table:table-cell office:value-type="float" office:value="1.46" calcext:value-type="float">
            <text:p>1.4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1.018529" calcext:value-type="float">
            <text:p>111.018529</text:p>
          </table:table-cell>
          <table:table-cell office:value-type="float" office:value="4.254118" calcext:value-type="float">
            <text:p>4.25411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2.841667" calcext:value-type="float">
            <text:p>72.841667</text:p>
          </table:table-cell>
          <table:table-cell office:value-type="float" office:value="2.206667" calcext:value-type="float">
            <text:p>2.20666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2.660625" calcext:value-type="float">
            <text:p>82.660625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6.98" calcext:value-type="float">
            <text:p>46.98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0.937" calcext:value-type="float">
            <text:p>110.937</text:p>
          </table:table-cell>
          <table:table-cell office:value-type="float" office:value="3.632" calcext:value-type="float">
            <text:p>3.63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4.426" calcext:value-type="float">
            <text:p>74.426</text:p>
          </table:table-cell>
          <table:table-cell office:value-type="float" office:value="1.918" calcext:value-type="float">
            <text:p>1.91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2.902143" calcext:value-type="float">
            <text:p>52.902143</text:p>
          </table:table-cell>
          <table:table-cell office:value-type="float" office:value="3.137143" calcext:value-type="float">
            <text:p>3.13714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6.215833" calcext:value-type="float">
            <text:p>26.215833</text:p>
          </table:table-cell>
          <table:table-cell office:value-type="float" office:value="1.09" calcext:value-type="float">
            <text:p>1.0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2.447308" calcext:value-type="float">
            <text:p>122.447308</text:p>
          </table:table-cell>
          <table:table-cell office:value-type="float" office:value="3.900769" calcext:value-type="float">
            <text:p>3.90076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5.642143" calcext:value-type="float">
            <text:p>75.642143</text:p>
          </table:table-cell>
          <table:table-cell office:value-type="float" office:value="1.885714" calcext:value-type="float">
            <text:p>1.88571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4.908333" calcext:value-type="float">
            <text:p>114.908333</text:p>
          </table:table-cell>
          <table:table-cell office:value-type="float" office:value="4.509583" calcext:value-type="float">
            <text:p>4.50958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4.880625" calcext:value-type="float">
            <text:p>74.880625</text:p>
          </table:table-cell>
          <table:table-cell office:value-type="float" office:value="2.07625" calcext:value-type="float">
            <text:p>2.0762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6.417727" calcext:value-type="float">
            <text:p>146.417727</text:p>
          </table:table-cell>
          <table:table-cell office:value-type="float" office:value="4.184545" calcext:value-type="float">
            <text:p>4.18454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3.656667" calcext:value-type="float">
            <text:p>73.656667</text:p>
          </table:table-cell>
          <table:table-cell office:value-type="float" office:value="1.908889" calcext:value-type="float">
            <text:p>1.90888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6.0095" calcext:value-type="float">
            <text:p>106.0095</text:p>
          </table:table-cell>
          <table:table-cell office:value-type="float" office:value="3.9045" calcext:value-type="float">
            <text:p>3.904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7.565" calcext:value-type="float">
            <text:p>57.565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9.288333" calcext:value-type="float">
            <text:p>119.288333</text:p>
          </table:table-cell>
          <table:table-cell office:value-type="float" office:value="4.160556" calcext:value-type="float">
            <text:p>4.16055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3.758182" calcext:value-type="float">
            <text:p>63.758182</text:p>
          </table:table-cell>
          <table:table-cell office:value-type="float" office:value="1.832273" calcext:value-type="float">
            <text:p>1.83227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7.500625" calcext:value-type="float">
            <text:p>107.500625</text:p>
          </table:table-cell>
          <table:table-cell office:value-type="float" office:value="4.125625" calcext:value-type="float">
            <text:p>4.1256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4.890417" calcext:value-type="float">
            <text:p>54.890417</text:p>
          </table:table-cell>
          <table:table-cell office:value-type="float" office:value="1.610417" calcext:value-type="float">
            <text:p>1.61041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2.703571" calcext:value-type="float">
            <text:p>142.703571</text:p>
          </table:table-cell>
          <table:table-cell office:value-type="float" office:value="5.167143" calcext:value-type="float">
            <text:p>5.16714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4.437692" calcext:value-type="float">
            <text:p>74.437692</text:p>
          </table:table-cell>
          <table:table-cell office:value-type="float" office:value="2.153077" calcext:value-type="float">
            <text:p>2.15307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4.8175" calcext:value-type="float">
            <text:p>114.8175</text:p>
          </table:table-cell>
          <table:table-cell office:value-type="float" office:value="4.4225" calcext:value-type="float">
            <text:p>4.42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9.178571" calcext:value-type="float">
            <text:p>59.178571</text:p>
          </table:table-cell>
          <table:table-cell office:value-type="float" office:value="1.796786" calcext:value-type="float">
            <text:p>1.79678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59" calcext:value-type="float">
            <text:p>105.59</text:p>
          </table:table-cell>
          <table:table-cell office:value-type="float" office:value="4.395" calcext:value-type="float">
            <text:p>4.395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4.838" calcext:value-type="float">
            <text:p>54.838</text:p>
          </table:table-cell>
          <table:table-cell office:value-type="float" office:value="1.682333" calcext:value-type="float">
            <text:p>1.68233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5.6975" calcext:value-type="float">
            <text:p>115.6975</text:p>
          </table:table-cell>
          <table:table-cell office:value-type="float" office:value="4.6175" calcext:value-type="float">
            <text:p>4.617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7.327188" calcext:value-type="float">
            <text:p>57.327188</text:p>
          </table:table-cell>
          <table:table-cell office:value-type="float" office:value="1.754063" calcext:value-type="float">
            <text:p>1.75406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0.265" calcext:value-type="float">
            <text:p>110.265</text:p>
          </table:table-cell>
          <table:table-cell office:value-type="float" office:value="4.806667" calcext:value-type="float">
            <text:p>4.80666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0.533235" calcext:value-type="float">
            <text:p>50.533235</text:p>
          </table:table-cell>
          <table:table-cell office:value-type="float" office:value="1.462941" calcext:value-type="float">
            <text:p>1.46294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6.7225" calcext:value-type="float">
            <text:p>156.7225</text:p>
          </table:table-cell>
          <table:table-cell office:value-type="float" office:value="5.8375" calcext:value-type="float">
            <text:p>5.837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8.743611" calcext:value-type="float">
            <text:p>78.743611</text:p>
          </table:table-cell>
          <table:table-cell office:value-type="float" office:value="2.356389" calcext:value-type="float">
            <text:p>2.35638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5.28" calcext:value-type="float">
            <text:p>125.28</text:p>
          </table:table-cell>
          <table:table-cell office:value-type="float" office:value="5.075" calcext:value-type="float">
            <text:p>5.07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2.086053" calcext:value-type="float">
            <text:p>62.086053</text:p>
          </table:table-cell>
          <table:table-cell office:value-type="float" office:value="1.927632" calcext:value-type="float">
            <text:p>1.92763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.693684" calcext:value-type="float">
            <text:p>9.693684</text:p>
          </table:table-cell>
          <table:table-cell office:value-type="float" office:value="0.456053" calcext:value-type="float">
            <text:p>0.456053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8.26" calcext:value-type="float">
            <text:p>38.26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.368611" calcext:value-type="float">
            <text:p>6.368611</text:p>
          </table:table-cell>
          <table:table-cell office:value-type="float" office:value="0.457222" calcext:value-type="float">
            <text:p>0.457222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0031" calcext:value-type="float">
            <text:p>3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1.4275" calcext:value-type="float">
            <text:p>21.42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" calcext:value-type="float">
            <text:p>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.451176" calcext:value-type="float">
            <text:p>10.451176</text:p>
          </table:table-cell>
          <table:table-cell office:value-type="float" office:value="0.507941" calcext:value-type="float">
            <text:p>0.507941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4.45" calcext:value-type="float">
            <text:p>34.45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5" calcext:value-type="float">
            <text:p>5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.220937" calcext:value-type="float">
            <text:p>8.220937</text:p>
          </table:table-cell>
          <table:table-cell office:value-type="float" office:value="0.484687" calcext:value-type="float">
            <text:p>0.484687</text:p>
          </table:table-cell>
          <table:table-cell office:value-type="float" office:value="0.005022" calcext:value-type="float">
            <text:p>0.005022</text:p>
          </table:table-cell>
          <table:table-cell office:value-type="float" office:value="0.000037" calcext:value-type="float">
            <text:p>3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6.195" calcext:value-type="float">
            <text:p>36.195</text:p>
          </table:table-cell>
          <table:table-cell office:value-type="float" office:value="1.085" calcext:value-type="float">
            <text:p>1.08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56" calcext:value-type="float">
            <text:p>5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.86" calcext:value-type="float">
            <text:p>11.86</text:p>
          </table:table-cell>
          <table:table-cell office:value-type="float" office:value="0.646667" calcext:value-type="float">
            <text:p>0.646667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6.872" calcext:value-type="float">
            <text:p>36.872</text:p>
          </table:table-cell>
          <table:table-cell office:value-type="float" office:value="1.156" calcext:value-type="float">
            <text:p>1.15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.36" calcext:value-type="float">
            <text:p>24.36</text:p>
          </table:table-cell>
          <table:table-cell office:value-type="float" office:value="0.987857" calcext:value-type="float">
            <text:p>0.987857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036" calcext:value-type="float">
            <text:p>3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3.423333" calcext:value-type="float">
            <text:p>53.423333</text:p>
          </table:table-cell>
          <table:table-cell office:value-type="float" office:value="1.700833" calcext:value-type="float">
            <text:p>1.700833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46" calcext:value-type="float">
            <text:p>4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595385" calcext:value-type="float">
            <text:p>15.595385</text:p>
          </table:table-cell>
          <table:table-cell office:value-type="float" office:value="0.680385" calcext:value-type="float">
            <text:p>0.680385</text:p>
          </table:table-cell>
          <table:table-cell office:value-type="float" office:value="0.004534" calcext:value-type="float">
            <text:p>0.004534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8.145" calcext:value-type="float">
            <text:p>38.145</text:p>
          </table:table-cell>
          <table:table-cell office:value-type="float" office:value="1.008571" calcext:value-type="float">
            <text:p>1.00857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7" calcext:value-type="float">
            <text:p>5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.78125" calcext:value-type="float">
            <text:p>16.78125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2.1225" calcext:value-type="float">
            <text:p>32.122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.980909" calcext:value-type="float">
            <text:p>22.980909</text:p>
          </table:table-cell>
          <table:table-cell office:value-type="float" office:value="0.900909" calcext:value-type="float">
            <text:p>0.900909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8.95" calcext:value-type="float">
            <text:p>48.95</text:p>
          </table:table-cell>
          <table:table-cell office:value-type="float" office:value="1.391667" calcext:value-type="float">
            <text:p>1.39166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4" calcext:value-type="float">
            <text:p>5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.379" calcext:value-type="float">
            <text:p>23.37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4753" calcext:value-type="float">
            <text:p>0.004753</text:p>
          </table:table-cell>
          <table:table-cell office:value-type="float" office:value="0.000034" calcext:value-type="float">
            <text:p>3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4.8795" calcext:value-type="float">
            <text:p>34.8795</text:p>
          </table:table-cell>
          <table:table-cell office:value-type="float" office:value="1.036" calcext:value-type="float">
            <text:p>1.03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.416111" calcext:value-type="float">
            <text:p>26.416111</text:p>
          </table:table-cell>
          <table:table-cell office:value-type="float" office:value="1.180556" calcext:value-type="float">
            <text:p>1.180556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0.787273" calcext:value-type="float">
            <text:p>40.787273</text:p>
          </table:table-cell>
          <table:table-cell office:value-type="float" office:value="1.434545" calcext:value-type="float">
            <text:p>1.43454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45" calcext:value-type="float">
            <text:p>4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2.865625" calcext:value-type="float">
            <text:p>42.865625</text:p>
          </table:table-cell>
          <table:table-cell office:value-type="float" office:value="1.39375" calcext:value-type="float">
            <text:p>1.3937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2.76625" calcext:value-type="float">
            <text:p>52.76625</text:p>
          </table:table-cell>
          <table:table-cell office:value-type="float" office:value="1.530417" calcext:value-type="float">
            <text:p>1.53041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39" calcext:value-type="float">
            <text:p>3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0.076429" calcext:value-type="float">
            <text:p>40.076429</text:p>
          </table:table-cell>
          <table:table-cell office:value-type="float" office:value="1.822143" calcext:value-type="float">
            <text:p>1.82214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1.211154" calcext:value-type="float">
            <text:p>51.211154</text:p>
          </table:table-cell>
          <table:table-cell office:value-type="float" office:value="2.058077" calcext:value-type="float">
            <text:p>2.05807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4" calcext:value-type="float">
            <text:p>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5.673333" calcext:value-type="float">
            <text:p>45.673333</text:p>
          </table:table-cell>
          <table:table-cell office:value-type="float" office:value="1.506667" calcext:value-type="float">
            <text:p>1.506667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2.493571" calcext:value-type="float">
            <text:p>62.493571</text:p>
          </table:table-cell>
          <table:table-cell office:value-type="float" office:value="1.723929" calcext:value-type="float">
            <text:p>1.72392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4.507" calcext:value-type="float">
            <text:p>44.507</text:p>
          </table:table-cell>
          <table:table-cell office:value-type="float" office:value="1.748" calcext:value-type="float">
            <text:p>1.748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6.369333" calcext:value-type="float">
            <text:p>46.369333</text:p>
          </table:table-cell>
          <table:table-cell office:value-type="float" office:value="1.699667" calcext:value-type="float">
            <text:p>1.6996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41" calcext:value-type="float">
            <text:p>4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2.275" calcext:value-type="float">
            <text:p>52.275</text:p>
          </table:table-cell>
          <table:table-cell office:value-type="float" office:value="1.79125" calcext:value-type="float">
            <text:p>1.79125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7.2075" calcext:value-type="float">
            <text:p>57.2075</text:p>
          </table:table-cell>
          <table:table-cell office:value-type="float" office:value="1.826875" calcext:value-type="float">
            <text:p>1.8268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45" calcext:value-type="float">
            <text:p>4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0.286667" calcext:value-type="float">
            <text:p>50.286667</text:p>
          </table:table-cell>
          <table:table-cell office:value-type="float" office:value="2.121667" calcext:value-type="float">
            <text:p>2.121667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0033" calcext:value-type="float">
            <text:p>3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2.759706" calcext:value-type="float">
            <text:p>52.759706</text:p>
          </table:table-cell>
          <table:table-cell office:value-type="float" office:value="2.149118" calcext:value-type="float">
            <text:p>2.14911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2" calcext:value-type="float">
            <text:p>4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6.16" calcext:value-type="float">
            <text:p>76.16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3.615" calcext:value-type="float">
            <text:p>73.615</text:p>
          </table:table-cell>
          <table:table-cell office:value-type="float" office:value="2.536944" calcext:value-type="float">
            <text:p>2.53694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9" calcext:value-type="float">
            <text:p>3.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5.955" calcext:value-type="float">
            <text:p>65.955</text:p>
          </table:table-cell>
          <table:table-cell office:value-type="float" office:value="2.895" calcext:value-type="float">
            <text:p>2.895</text:p>
          </table:table-cell>
          <table:table-cell office:value-type="float" office:value="0.004468" calcext:value-type="float">
            <text:p>0.004468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9.182895" calcext:value-type="float">
            <text:p>59.182895</text:p>
          </table:table-cell>
          <table:table-cell office:value-type="float" office:value="2.612368" calcext:value-type="float">
            <text:p>2.61236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32" calcext:value-type="float">
            <text:p>3.2E-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14:04.285498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2:13:35.431179522</meta:creation-date>
    <dc:date>2020-08-10T23:06:26.164177808</dc:date>
    <meta:editing-duration>PT10M18S</meta:editing-duration>
    <meta:editing-cycles>3</meta:editing-cycles>
    <meta:generator>LibreOffice/6.0.7.3$Linux_X86_64 LibreOffice_project/00m0$Build-3</meta:generator>
    <meta:document-statistic meta:table-count="1" meta:cell-count="2900" meta:object-count="0"/>
  </office:meta>
</office:document-meta>
</file>